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3cm"/>
    </style:style>
    <style:style style:name="co2" style:family="table-column">
      <style:table-column-properties fo:break-before="auto" style:column-width="7.131cm"/>
    </style:style>
    <style:style style:name="co3" style:family="table-column">
      <style:table-column-properties fo:break-before="auto" style:column-width="11.709cm"/>
    </style:style>
    <style:style style:name="co4" style:family="table-column">
      <style:table-column-properties fo:break-before="auto" style:column-width="4.8cm"/>
    </style:style>
    <style:style style:name="co5" style:family="table-column">
      <style:table-column-properties fo:break-before="auto" style:column-width="3.334cm"/>
    </style:style>
    <style:style style:name="co6"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2.157cm" fo:break-before="auto" style:use-optimal-row-height="true"/>
    </style:style>
    <style:style style:name="ta1" style:family="table" style:master-page-name="Default">
      <style:table-properties table:display="true" style:writing-mode="lr-tb"/>
    </style:style>
  </office:automatic-styles>
  <office:body>
    <office:spreadsheet>
      <table:table table:name="VilleMTP_MTP_Défibrillateur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row table:style-name="ro1">
          <table:table-cell office:value-type="string">
            <text:p>Id,N,9,0</text:p>
          </table:table-cell>
          <table:table-cell office:value-type="string">
            <text:p>Nom,C,254</text:p>
          </table:table-cell>
          <table:table-cell office:value-type="string">
            <text:p>Adresse,C,254</text:p>
          </table:table-cell>
          <table:table-cell office:value-type="string">
            <text:p>Tel,C,254</text:p>
          </table:table-cell>
          <table:table-cell office:value-type="string">
            <text:p>Coord_X,C,50</text:p>
          </table:table-cell>
          <table:table-cell office:value-type="string">
            <text:p>Coord_Y,C,50</text:p>
          </table:table-cell>
        </table:table-row>
        <table:table-row table:style-name="ro1">
          <table:table-cell office:value-type="float" office:value="1">
            <text:p>1</text:p>
          </table:table-cell>
          <table:table-cell office:value-type="string">
            <text:p>Maison de la Prévention Santé</text:p>
          </table:table-cell>
          <table:table-cell office:value-type="string">
            <text:p>6 rue Maguelone <text:s text:c="12"/>340000 Montpellier</text:p>
          </table:table-cell>
          <table:table-cell office:value-type="string">
            <text:p>04 67 02 21 60</text:p>
          </table:table-cell>
          <table:table-cell office:value-type="string">
            <text:p>3,87952263361082</text:p>
          </table:table-cell>
          <table:table-cell office:value-type="string">
            <text:p>43,6071285339217</text:p>
          </table:table-cell>
        </table:table-row>
        <table:table-row table:style-name="ro1">
          <table:table-cell office:value-type="float" office:value="2">
            <text:p>2</text:p>
          </table:table-cell>
          <table:table-cell office:value-type="string">
            <text:p>Hôtel de Ville</text:p>
          </table:table-cell>
          <table:table-cell office:value-type="string">
            <text:p>1 place Georges Frêche <text:s/>34267 Montpellier</text:p>
          </table:table-cell>
          <table:table-cell office:value-type="string">
            <text:p>04 67 34 44 93</text:p>
          </table:table-cell>
          <table:table-cell office:value-type="string">
            <text:p>3,89652239197876</text:p>
          </table:table-cell>
          <table:table-cell office:value-type="string">
            <text:p>43,5987299452849</text:p>
          </table:table-cell>
        </table:table-row>
        <table:table-row table:style-name="ro2">
          <table:table-cell office:value-type="float" office:value="3">
            <text:p>3</text:p>
          </table:table-cell>
          <table:table-cell office:value-type="string">
            <text:p>Zoo de Lunaret</text:p>
          </table:table-cell>
          <table:table-cell office:value-type="string">
            <text:p>50 avenue Agropolis <text:s/></text:p>
            <text:p>34090 Mtp</text:p>
          </table:table-cell>
          <table:table-cell office:value-type="string">
            <text:p>04 67 54 45 23</text:p>
          </table:table-cell>
          <table:table-cell office:value-type="string">
            <text:p>3,87388031141133</text:p>
          </table:table-cell>
          <table:table-cell office:value-type="string">
            <text:p>43,6395872778854</text:p>
          </table:table-cell>
        </table:table-row>
        <table:table-row table:style-name="ro1">
          <table:table-cell office:value-type="float" office:value="4">
            <text:p>4</text:p>
          </table:table-cell>
          <table:table-cell office:value-type="string">
            <text:p>Centre municipal Garosud</text:p>
          </table:table-cell>
          <table:table-cell office:value-type="string">
            <text:p>34000 Montpellier</text:p>
          </table:table-cell>
          <table:table-cell office:value-type="string">
            <text:p>04 67 34 74 62</text:p>
          </table:table-cell>
          <table:table-cell office:value-type="string">
            <text:p>3,85859221929501</text:p>
          </table:table-cell>
          <table:table-cell office:value-type="string">
            <text:p>43,5725732056683</text:p>
          </table:table-cell>
        </table:table-row>
        <table:table-row table:style-name="ro1">
          <table:table-cell office:value-type="float" office:value="14">
            <text:p>14</text:p>
          </table:table-cell>
          <table:table-cell office:value-type="string">
            <text:p>Service surveillance voie publique (ASVP)</text:p>
          </table:table-cell>
          <table:table-cell office:value-type="string">
            <text:p><text:s/>8 Avenue Louis Blanc</text:p>
          </table:table-cell>
          <table:table-cell office:value-type="string">
            <text:p>04 99 58 80 31-32</text:p>
          </table:table-cell>
          <table:table-cell office:value-type="string">
            <text:p>3,87964814275905</text:p>
          </table:table-cell>
          <table:table-cell office:value-type="string">
            <text:p>43,6144971208687</text:p>
          </table:table-cell>
        </table:table-row>
        <table:table-row table:style-name="ro1">
          <table:table-cell office:value-type="float" office:value="16">
            <text:p>16</text:p>
          </table:table-cell>
          <table:table-cell office:value-type="string">
            <text:p>Poste de police Ecusson Centre ville</text:p>
          </table:table-cell>
          <table:table-cell office:value-type="string">
            <text:p>19 bis Rue durand <text:s text:c="4"/>34000 Montpellier</text:p>
          </table:table-cell>
          <table:table-cell office:value-type="string">
            <text:p>04 67 34 70 89</text:p>
          </table:table-cell>
          <table:table-cell office:value-type="string">
            <text:p>3,87860749270054</text:p>
          </table:table-cell>
          <table:table-cell office:value-type="string">
            <text:p>43,6050174770208</text:p>
          </table:table-cell>
        </table:table-row>
        <table:table-row table:style-name="ro2">
          <table:table-cell office:value-type="float" office:value="17">
            <text:p>17</text:p>
          </table:table-cell>
          <table:table-cell office:value-type="string">
            <text:p>Unité Service Fourrière</text:p>
          </table:table-cell>
          <table:table-cell office:value-type="string">
            <text:p>1945 avenue de toulouse</text:p>
          </table:table-cell>
          <table:table-cell office:value-type="string">
            <text:p/>
            <text:p>04 67 06 10 51</text:p>
          </table:table-cell>
          <table:table-cell office:value-type="string">
            <text:p>3,85396082760103</text:p>
          </table:table-cell>
          <table:table-cell office:value-type="string">
            <text:p>43,5873825371736</text:p>
          </table:table-cell>
        </table:table-row>
        <table:table-row table:style-name="ro1">
          <table:table-cell office:value-type="float" office:value="18">
            <text:p>18</text:p>
          </table:table-cell>
          <table:table-cell office:value-type="string">
            <text:p>Poste de police Hotel de ville</text:p>
          </table:table-cell>
          <table:table-cell office:value-type="string">
            <text:p>789 chemin de moulares</text:p>
          </table:table-cell>
          <table:table-cell/>
          <table:table-cell office:value-type="string">
            <text:p>3,89399056177745</text:p>
          </table:table-cell>
          <table:table-cell office:value-type="string">
            <text:p>43,5988579879724</text:p>
          </table:table-cell>
        </table:table-row>
        <table:table-row table:style-name="ro2">
          <table:table-cell office:value-type="float" office:value="20">
            <text:p>20</text:p>
          </table:table-cell>
          <table:table-cell office:value-type="string">
            <text:p>Palais des sports Pierre-de-Coubertin</text:p>
          </table:table-cell>
          <table:table-cell office:value-type="string">
            <text:p>Avenue de Naples</text:p>
            <text:p>34000 Montpellier</text:p>
          </table:table-cell>
          <table:table-cell office:value-type="string">
            <text:p>04 67 03 02 24</text:p>
          </table:table-cell>
          <table:table-cell office:value-type="string">
            <text:p>3,81388672389191</text:p>
          </table:table-cell>
          <table:table-cell office:value-type="string">
            <text:p>43,6382964524906</text:p>
          </table:table-cell>
        </table:table-row>
        <table:table-row table:style-name="ro2">
          <table:table-cell office:value-type="float" office:value="21">
            <text:p>21</text:p>
          </table:table-cell>
          <table:table-cell office:value-type="string">
            <text:p>Gymnase François Spinosi</text:p>
          </table:table-cell>
          <table:table-cell office:value-type="string">
            <text:p>Rue de la Cavalade</text:p>
            <text:p>34000 Montpellier</text:p>
          </table:table-cell>
          <table:table-cell office:value-type="string">
            <text:p>04 67 15 90 35</text:p>
          </table:table-cell>
          <table:table-cell office:value-type="string">
            <text:p>3,91771560379933</text:p>
          </table:table-cell>
          <table:table-cell office:value-type="string">
            <text:p>43,5989740159529</text:p>
          </table:table-cell>
        </table:table-row>
        <table:table-row table:style-name="ro2">
          <table:table-cell office:value-type="float" office:value="22">
            <text:p>22</text:p>
          </table:table-cell>
          <table:table-cell office:value-type="string">
            <text:p>Plateau sportif de Grammont</text:p>
            <text:p>Terrain 9, 10, 11</text:p>
          </table:table-cell>
          <table:table-cell office:value-type="string">
            <text:p>Avenue Albert Einstein</text:p>
            <text:p>34000 Montpellier</text:p>
          </table:table-cell>
          <table:table-cell office:value-type="string">
            <text:p>04 67 64 29 43</text:p>
          </table:table-cell>
          <table:table-cell office:value-type="string">
            <text:p>3,93528362675365</text:p>
          </table:table-cell>
          <table:table-cell office:value-type="string">
            <text:p>43,6141400501416</text:p>
          </table:table-cell>
        </table:table-row>
        <table:table-row table:style-name="ro2">
          <table:table-cell office:value-type="float" office:value="23">
            <text:p>23</text:p>
          </table:table-cell>
          <table:table-cell office:value-type="string">
            <text:p>Maison de la Démocratie</text:p>
          </table:table-cell>
          <table:table-cell office:value-type="string">
            <text:p>16, rue de la République</text:p>
            <text:p><text:s/>34 Mtp</text:p>
          </table:table-cell>
          <table:table-cell office:value-type="string">
            <text:p>04 67 34 88 00</text:p>
          </table:table-cell>
          <table:table-cell office:value-type="string">
            <text:p>3,87908231371128</text:p>
          </table:table-cell>
          <table:table-cell office:value-type="string">
            <text:p>43,605322134559</text:p>
          </table:table-cell>
        </table:table-row>
        <table:table-row table:style-name="ro1">
          <table:table-cell office:value-type="float" office:value="24">
            <text:p>24</text:p>
          </table:table-cell>
          <table:table-cell office:value-type="string">
            <text:p>Gymnase Albert Batteux</text:p>
          </table:table-cell>
          <table:table-cell office:value-type="string">
            <text:p>150 rue François-Joseph-Gossec 34000 Montpellier</text:p>
          </table:table-cell>
          <table:table-cell office:value-type="string">
            <text:p>04 67 03 02 24</text:p>
          </table:table-cell>
          <table:table-cell office:value-type="string">
            <text:p>3,85685695958441</text:p>
          </table:table-cell>
          <table:table-cell office:value-type="string">
            <text:p>43,5740760521572</text:p>
          </table:table-cell>
        </table:table-row>
        <table:table-row table:style-name="ro2">
          <table:table-cell office:value-type="float" office:value="25">
            <text:p>25</text:p>
          </table:table-cell>
          <table:table-cell office:value-type="string">
            <text:p>Gymnase Bernard-Jouanique</text:p>
          </table:table-cell>
          <table:table-cell office:value-type="string">
            <text:p>Rue Jaques-Dalcroze </text:p>
            <text:p>34080 Montpellier</text:p>
          </table:table-cell>
          <table:table-cell office:value-type="string">
            <text:p>04 67 54 63 99</text:p>
            <text:p/>
          </table:table-cell>
          <table:table-cell office:value-type="string">
            <text:p>3,84713719383276</text:p>
          </table:table-cell>
          <table:table-cell office:value-type="string">
            <text:p>43,6209657932612</text:p>
          </table:table-cell>
        </table:table-row>
        <table:table-row table:style-name="ro1">
          <table:table-cell office:value-type="float" office:value="26">
            <text:p>26</text:p>
          </table:table-cell>
          <table:table-cell office:value-type="string">
            <text:p>Stade Municipal Sabathé</text:p>
          </table:table-cell>
          <table:table-cell office:value-type="string">
            <text:p>Impasse Saint-Cléophas 34000 Montpellier</text:p>
          </table:table-cell>
          <table:table-cell office:value-type="string">
            <text:p>04 67 47 10 22</text:p>
          </table:table-cell>
          <table:table-cell office:value-type="string">
            <text:p>3,87069461025189</text:p>
          </table:table-cell>
          <table:table-cell office:value-type="string">
            <text:p>43,5979909515727</text:p>
          </table:table-cell>
        </table:table-row>
        <table:table-row table:style-name="ro2">
          <table:table-cell office:value-type="float" office:value="27">
            <text:p>27</text:p>
          </table:table-cell>
          <table:table-cell office:value-type="string">
            <text:p>Salle de Sports Alain Achille</text:p>
          </table:table-cell>
          <table:table-cell office:value-type="string">
            <text:p>1 place Marcel-Godechot </text:p>
            <text:p>34000 Montpellier</text:p>
          </table:table-cell>
          <table:table-cell office:value-type="string">
            <text:p>04 67 15 90 35</text:p>
          </table:table-cell>
          <table:table-cell office:value-type="string">
            <text:p>3,86929208332712</text:p>
          </table:table-cell>
          <table:table-cell office:value-type="string">
            <text:p>43,6186500172655</text:p>
          </table:table-cell>
        </table:table-row>
        <table:table-row table:style-name="ro1">
          <table:table-cell office:value-type="float" office:value="28">
            <text:p>28</text:p>
          </table:table-cell>
          <table:table-cell office:value-type="string">
            <text:p>Gymnase Alain Le Hetet</text:p>
          </table:table-cell>
          <table:table-cell office:value-type="string">
            <text:p>237 route de Vauguières 34 <text:s/>Montpellier</text:p>
          </table:table-cell>
          <table:table-cell office:value-type="string">
            <text:p>04 67 65 39 69</text:p>
          </table:table-cell>
          <table:table-cell office:value-type="string">
            <text:p>3,90623909083357</text:p>
          </table:table-cell>
          <table:table-cell office:value-type="string">
            <text:p>43,6056481110058</text:p>
          </table:table-cell>
        </table:table-row>
        <table:table-row table:style-name="ro2">
          <table:table-cell office:value-type="float" office:value="29">
            <text:p>29</text:p>
          </table:table-cell>
          <table:table-cell office:value-type="string">
            <text:p>Maison pour tous <text:s text:c="2"/></text:p>
            <text:p>Albert Dubout</text:p>
          </table:table-cell>
          <table:table-cell office:value-type="string">
            <text:p>1071 avenue de la Justice de Castelnau </text:p>
            <text:p>34090 Montpellier</text:p>
          </table:table-cell>
          <table:table-cell office:value-type="string">
            <text:p>04 67 02 68 58</text:p>
          </table:table-cell>
          <table:table-cell office:value-type="string">
            <text:p>3,88249943562772</text:p>
          </table:table-cell>
          <table:table-cell office:value-type="string">
            <text:p>43,6264526269792</text:p>
          </table:table-cell>
        </table:table-row>
        <table:table-row table:style-name="ro2">
          <table:table-cell office:value-type="float" office:value="30">
            <text:p>30</text:p>
          </table:table-cell>
          <table:table-cell office:value-type="string">
            <text:p>Maison pour tous </text:p>
            <text:p>Albert Camus</text:p>
          </table:table-cell>
          <table:table-cell office:value-type="string">
            <text:p>118 allée Maurice-Bonafos </text:p>
            <text:p>34080 Montpellier</text:p>
          </table:table-cell>
          <table:table-cell office:value-type="string">
            <text:p>04 67 27 3341</text:p>
          </table:table-cell>
          <table:table-cell office:value-type="string">
            <text:p>3,86999152558735</text:p>
          </table:table-cell>
          <table:table-cell office:value-type="string">
            <text:p>43,5968636559527</text:p>
          </table:table-cell>
        </table:table-row>
        <table:table-row table:style-name="ro2">
          <table:table-cell office:value-type="float" office:value="31">
            <text:p>31</text:p>
          </table:table-cell>
          <table:table-cell office:value-type="string">
            <text:p>Mairie annexe de proximité Mosson</text:p>
          </table:table-cell>
          <table:table-cell office:value-type="string">
            <text:p>111 place de Tipasa </text:p>
            <text:p>Mas de la Paillade 34080 Montpellier</text:p>
          </table:table-cell>
          <table:table-cell office:value-type="string">
            <text:p>04 67 75 19 10</text:p>
            <text:p/>
          </table:table-cell>
          <table:table-cell office:value-type="string">
            <text:p>3,81644667226683</text:p>
          </table:table-cell>
          <table:table-cell office:value-type="string">
            <text:p>43,6280352697417</text:p>
          </table:table-cell>
        </table:table-row>
        <table:table-row table:style-name="ro2">
          <table:table-cell office:value-type="float" office:value="32">
            <text:p>32</text:p>
          </table:table-cell>
          <table:table-cell office:value-type="string">
            <text:p>Maison pour tous </text:p>
            <text:p>François Villon</text:p>
          </table:table-cell>
          <table:table-cell office:value-type="string">
            <text:p>Rue des Araucarias <text:s/>34080 Montpellier</text:p>
          </table:table-cell>
          <table:table-cell office:value-type="string">
            <text:p>04 67 45 04 57</text:p>
            <text:p/>
          </table:table-cell>
          <table:table-cell office:value-type="string">
            <text:p>3,839535231275</text:p>
          </table:table-cell>
          <table:table-cell office:value-type="string">
            <text:p>43,6153516866351</text:p>
          </table:table-cell>
        </table:table-row>
        <table:table-row table:style-name="ro2">
          <table:table-cell office:value-type="float" office:value="33">
            <text:p>33</text:p>
          </table:table-cell>
          <table:table-cell office:value-type="string">
            <text:p>Maison pour tous <text:s/></text:p>
            <text:p>Mélina Mercouri</text:p>
          </table:table-cell>
          <table:table-cell office:value-type="string">
            <text:p>842 rue de la Vieille Poste </text:p>
            <text:p>34 Montpellier</text:p>
          </table:table-cell>
          <table:table-cell office:value-type="string">
            <text:p>04 99 92 23 80</text:p>
          </table:table-cell>
          <table:table-cell office:value-type="string">
            <text:p>3,90822213186834</text:p>
          </table:table-cell>
          <table:table-cell office:value-type="string">
            <text:p>43,6134538722091</text:p>
          </table:table-cell>
        </table:table-row>
        <table:table-row table:style-name="ro2">
          <table:table-cell office:value-type="float" office:value="35">
            <text:p>35</text:p>
          </table:table-cell>
          <table:table-cell office:value-type="string">
            <text:p>Cimetière Saint-lazare</text:p>
          </table:table-cell>
          <table:table-cell office:value-type="string">
            <text:p>2 rond-point du Souvenir Français <text:s text:c="21"/>34000 Montpellier</text:p>
          </table:table-cell>
          <table:table-cell office:value-type="string">
            <text:p>04 67 75 34 46</text:p>
            <text:p/>
          </table:table-cell>
          <table:table-cell office:value-type="string">
            <text:p>3,93613553570902</text:p>
          </table:table-cell>
          <table:table-cell office:value-type="string">
            <text:p>43,6154360341943</text:p>
          </table:table-cell>
        </table:table-row>
        <table:table-row table:style-name="ro2">
          <table:table-cell office:value-type="float" office:value="36">
            <text:p>36</text:p>
          </table:table-cell>
          <table:table-cell office:value-type="string">
            <text:p>Cimetière Saint-Etienne</text:p>
          </table:table-cell>
          <table:table-cell office:value-type="string">
            <text:p>Avenue Albert Einstein</text:p>
            <text:p>34000 Montpellier</text:p>
          </table:table-cell>
          <table:table-cell office:value-type="string">
            <text:p>04 99 52 87 35</text:p>
            <text:p/>
          </table:table-cell>
          <table:table-cell office:value-type="string">
            <text:p>3,88995587137398</text:p>
          </table:table-cell>
          <table:table-cell office:value-type="string">
            <text:p>43,6260090150577</text:p>
          </table:table-cell>
        </table:table-row>
        <table:table-row table:style-name="ro2">
          <table:table-cell office:value-type="float" office:value="37">
            <text:p>37</text:p>
          </table:table-cell>
          <table:table-cell office:value-type="string">
            <text:p>Piscine PITOT</text:p>
          </table:table-cell>
          <table:table-cell office:value-type="string">
            <text:p>40 Allée J.RAYMOND</text:p>
            <text:p>MONTPELLIER</text:p>
          </table:table-cell>
          <table:table-cell office:value-type="string">
            <text:p>04 67 52 58 89</text:p>
          </table:table-cell>
          <table:table-cell office:value-type="string">
            <text:p>3,870303933901</text:p>
          </table:table-cell>
          <table:table-cell office:value-type="string">
            <text:p>43,6123825678961</text:p>
          </table:table-cell>
        </table:table-row>
        <table:table-row table:style-name="ro2">
          <table:table-cell office:value-type="float" office:value="38">
            <text:p>38</text:p>
          </table:table-cell>
          <table:table-cell office:value-type="string">
            <text:p>Piscine A. NAKACHE</text:p>
          </table:table-cell>
          <table:table-cell office:value-type="string">
            <text:p>237 route de Vauguières</text:p>
            <text:p>MONTPELLIER</text:p>
          </table:table-cell>
          <table:table-cell office:value-type="string">
            <text:p>04 67 22 57 05</text:p>
          </table:table-cell>
          <table:table-cell office:value-type="string">
            <text:p>3,90629916344486</text:p>
          </table:table-cell>
          <table:table-cell office:value-type="string">
            <text:p>43,6064087905768</text:p>
          </table:table-cell>
        </table:table-row>
        <table:table-row table:style-name="ro2">
          <table:table-cell office:value-type="float" office:value="39">
            <text:p>39</text:p>
          </table:table-cell>
          <table:table-cell office:value-type="string">
            <text:p>Piscine J. TARIS</text:p>
          </table:table-cell>
          <table:table-cell office:value-type="string">
            <text:p>67 rue L.Michel</text:p>
            <text:p>MONTPELLIER</text:p>
          </table:table-cell>
          <table:table-cell office:value-type="string">
            <text:p>04 67 79 03 11</text:p>
          </table:table-cell>
          <table:table-cell office:value-type="string">
            <text:p>3,90104518912559</text:p>
          </table:table-cell>
          <table:table-cell office:value-type="string">
            <text:p>43,6205269425253</text:p>
          </table:table-cell>
        </table:table-row>
        <table:table-row table:style-name="ro2">
          <table:table-cell office:value-type="float" office:value="41">
            <text:p>41</text:p>
          </table:table-cell>
          <table:table-cell office:value-type="string">
            <text:p>Piscine J. VIVES</text:p>
          </table:table-cell>
          <table:table-cell office:value-type="string">
            <text:p>1933 AVENUE DE Maurin</text:p>
            <text:p>MONTPELLIER</text:p>
          </table:table-cell>
          <table:table-cell office:value-type="string">
            <text:p>04 67 27 74 79</text:p>
          </table:table-cell>
          <table:table-cell office:value-type="string">
            <text:p>3,87258256366286</text:p>
          </table:table-cell>
          <table:table-cell office:value-type="string">
            <text:p>43,5878357304832</text:p>
          </table:table-cell>
        </table:table-row>
        <table:table-row table:style-name="ro2">
          <table:table-cell office:value-type="float" office:value="40">
            <text:p>40</text:p>
          </table:table-cell>
          <table:table-cell office:value-type="string">
            <text:p>Piscine M. SPILLIART</text:p>
          </table:table-cell>
          <table:table-cell office:value-type="string">
            <text:p>154 Rue C.DESMOULINS</text:p>
            <text:p>MONTPELLIER</text:p>
          </table:table-cell>
          <table:table-cell office:value-type="string">
            <text:p>04 67 42 00 92</text:p>
          </table:table-cell>
          <table:table-cell office:value-type="string">
            <text:p>3,8431426079266</text:p>
          </table:table-cell>
          <table:table-cell office:value-type="string">
            <text:p>43,5982457580602</text:p>
          </table:table-cell>
        </table:table-row>
        <table:table-row table:style-name="ro2">
          <table:table-cell office:value-type="float" office:value="42">
            <text:p>42</text:p>
          </table:table-cell>
          <table:table-cell office:value-type="string">
            <text:p>Piscine S. BERLIOUX</text:p>
          </table:table-cell>
          <table:table-cell office:value-type="string">
            <text:p>551 rue Métairie de Saysset</text:p>
            <text:p>MONTPELLIER</text:p>
          </table:table-cell>
          <table:table-cell office:value-type="string">
            <text:p>04 67 65 38 71</text:p>
          </table:table-cell>
          <table:table-cell office:value-type="string">
            <text:p>3,89523245626307</text:p>
          </table:table-cell>
          <table:table-cell office:value-type="string">
            <text:p>43,5904333774241</text:p>
          </table:table-cell>
        </table:table-row>
        <table:table-row table:style-name="ro2">
          <table:table-cell office:value-type="float" office:value="43">
            <text:p>43</text:p>
          </table:table-cell>
          <table:table-cell office:value-type="string">
            <text:p>Piscine NEPTUNE</text:p>
          </table:table-cell>
          <table:table-cell office:value-type="string">
            <text:p>Avenue de Heidelberg</text:p>
            <text:p>MONTPELLIER</text:p>
          </table:table-cell>
          <table:table-cell office:value-type="string">
            <text:p>04 67 75 34 93</text:p>
          </table:table-cell>
          <table:table-cell office:value-type="string">
            <text:p>3,89308118861399</text:p>
          </table:table-cell>
          <table:table-cell office:value-type="string">
            <text:p>43,6074454675728</text:p>
          </table:table-cell>
        </table:table-row>
        <table:table-row table:style-name="ro2">
          <table:table-cell office:value-type="float" office:value="44">
            <text:p>44</text:p>
          </table:table-cell>
          <table:table-cell office:value-type="string">
            <text:p>Piscine OLYMPIQUE ANTIGONE</text:p>
          </table:table-cell>
          <table:table-cell office:value-type="string">
            <text:p>195 avenue J.CARTIER</text:p>
            <text:p>MONTPELLIER</text:p>
          </table:table-cell>
          <table:table-cell office:value-type="string">
            <text:p>04 67 15 63 04</text:p>
          </table:table-cell>
          <table:table-cell office:value-type="string">
            <text:p>3,81486874802702</text:p>
          </table:table-cell>
          <table:table-cell office:value-type="string">
            <text:p>43,6203748477124</text:p>
          </table:table-cell>
        </table:table-row>
        <table:table-row table:style-name="ro2">
          <table:table-cell office:value-type="float" office:value="45">
            <text:p>45</text:p>
          </table:table-cell>
          <table:table-cell office:value-type="string">
            <text:p>STADE DE LA MOSSON</text:p>
          </table:table-cell>
          <table:table-cell office:value-type="string">
            <text:p>Avenue de Heidelberg</text:p>
            <text:p>MONTPELLIER</text:p>
          </table:table-cell>
          <table:table-cell office:value-type="string">
            <text:p><text:s text:c="2"/>04 67 75 74 16</text:p>
          </table:table-cell>
          <table:table-cell office:value-type="string">
            <text:p>3,81316555213326</text:p>
          </table:table-cell>
          <table:table-cell office:value-type="string">
            <text:p>43,6218734166524</text:p>
          </table:table-cell>
        </table:table-row>
        <table:table-row table:style-name="ro2">
          <table:table-cell office:value-type="float" office:value="46">
            <text:p>46</text:p>
          </table:table-cell>
          <table:table-cell office:value-type="string">
            <text:p>STADE Y. DU MANOIR</text:p>
          </table:table-cell>
          <table:table-cell office:value-type="string">
            <text:p>Avenue de la Vannière</text:p>
            <text:p>MONTPELLIER</text:p>
          </table:table-cell>
          <table:table-cell office:value-type="string">
            <text:p>04 67 13 60 00</text:p>
          </table:table-cell>
          <table:table-cell office:value-type="string">
            <text:p>3,85003952312189</text:p>
          </table:table-cell>
          <table:table-cell office:value-type="string">
            <text:p>43,5936065771106</text:p>
          </table:table-cell>
        </table:table-row>
        <table:table-row table:style-name="ro2">
          <table:table-cell office:value-type="float" office:value="47">
            <text:p>47</text:p>
          </table:table-cell>
          <table:table-cell office:value-type="string">
            <text:p>PALAIS DES SPORTS R.BOUGNOL</text:p>
          </table:table-cell>
          <table:table-cell office:value-type="string">
            <text:p>1000, avenue du Val de Montferrand</text:p>
            <text:p>MONTPELLIER</text:p>
          </table:table-cell>
          <table:table-cell office:value-type="string">
            <text:p>04 67 52 76 14</text:p>
          </table:table-cell>
          <table:table-cell office:value-type="string">
            <text:p>3,87431554927809</text:p>
          </table:table-cell>
          <table:table-cell office:value-type="string">
            <text:p>43,6380433134334</text:p>
          </table:table-cell>
        </table:table-row>
        <table:table-row table:style-name="ro2">
          <table:table-cell office:value-type="float" office:value="48">
            <text:p>48</text:p>
          </table:table-cell>
          <table:table-cell office:value-type="string">
            <text:p>PATINOIRE VEGAPOLIS</text:p>
          </table:table-cell>
          <table:table-cell office:value-type="string">
            <text:p>Place de France</text:p>
            <text:p>MONTPELLIER</text:p>
          </table:table-cell>
          <table:table-cell office:value-type="string">
            <text:p>04 99 522 600</text:p>
          </table:table-cell>
          <table:table-cell office:value-type="string">
            <text:p>3,91489059571308</text:p>
          </table:table-cell>
          <table:table-cell office:value-type="string">
            <text:p>43,6029210639592</text:p>
          </table:table-cell>
        </table:table-row>
        <table:table-row table:style-name="ro2">
          <table:table-cell office:value-type="float" office:value="49">
            <text:p>49</text:p>
          </table:table-cell>
          <table:table-cell office:value-type="string">
            <text:p>CAP OMEGA</text:p>
          </table:table-cell>
          <table:table-cell office:value-type="string">
            <text:p>Rond point Benjamin Franklin</text:p>
            <text:p><text:s/>MONTPELLIER</text:p>
          </table:table-cell>
          <table:table-cell office:value-type="string">
            <text:p/>
            <text:p>04 67 59 30 01</text:p>
          </table:table-cell>
          <table:table-cell office:value-type="string">
            <text:p>3,91427706121347</text:p>
          </table:table-cell>
          <table:table-cell office:value-type="string">
            <text:p>43,618609351242</text:p>
          </table:table-cell>
        </table:table-row>
        <table:table-row table:style-name="ro2">
          <table:table-cell office:value-type="float" office:value="50">
            <text:p>50</text:p>
          </table:table-cell>
          <table:table-cell office:value-type="string">
            <text:p>S.F.M.A.</text:p>
          </table:table-cell>
          <table:table-cell office:value-type="string">
            <text:p>Avenue Albert EINSTEIN</text:p>
            <text:p>MONTPELLIER</text:p>
          </table:table-cell>
          <table:table-cell office:value-type="string">
            <text:p/>
            <text:p>04 67 22 83 78</text:p>
          </table:table-cell>
          <table:table-cell office:value-type="string">
            <text:p>3,93573870254207</text:p>
          </table:table-cell>
          <table:table-cell office:value-type="string">
            <text:p>43,6156043738023</text:p>
          </table:table-cell>
        </table:table-row>
        <table:table-row table:style-name="ro2">
          <table:table-cell office:value-type="float" office:value="51">
            <text:p>51</text:p>
          </table:table-cell>
          <table:table-cell office:value-type="string">
            <text:p>MUSEE FABRE</text:p>
          </table:table-cell>
          <table:table-cell office:value-type="string">
            <text:p>13, rue Montpelliéret</text:p>
            <text:p>34000 Montpellier</text:p>
          </table:table-cell>
          <table:table-cell office:value-type="string">
            <text:p/>
            <text:p>04 67 14 83 00</text:p>
          </table:table-cell>
          <table:table-cell office:value-type="string">
            <text:p>3,88015202860524</text:p>
          </table:table-cell>
          <table:table-cell office:value-type="string">
            <text:p>43,6117202928099</text:p>
          </table:table-cell>
        </table:table-row>
        <table:table-row table:style-name="ro2">
          <table:table-cell office:value-type="float" office:value="52">
            <text:p>52</text:p>
          </table:table-cell>
          <table:table-cell office:value-type="string">
            <text:p>MEDIATHEQUE E.ZOLA</text:p>
          </table:table-cell>
          <table:table-cell office:value-type="string">
            <text:p>218 Bd de l'Aéroport International 34000 Montpellier</text:p>
          </table:table-cell>
          <table:table-cell office:value-type="string">
            <text:p/>
            <text:p>04 67 34 87 00</text:p>
          </table:table-cell>
          <table:table-cell office:value-type="string">
            <text:p>3,89315695628937</text:p>
          </table:table-cell>
          <table:table-cell office:value-type="string">
            <text:p>43,6084838193755</text:p>
          </table:table-cell>
        </table:table-row>
        <table:table-row table:style-name="ro2">
          <table:table-cell office:value-type="float" office:value="53">
            <text:p>53</text:p>
          </table:table-cell>
          <table:table-cell office:value-type="string">
            <text:p>DOMAINE DE LA PROVIDENCE</text:p>
          </table:table-cell>
          <table:table-cell office:value-type="string">
            <text:p>1784 Avenue de TOULOUSE</text:p>
            <text:p>MONTPELLIER</text:p>
          </table:table-cell>
          <table:table-cell office:value-type="string">
            <text:p/>
            <text:p>04 99 64 25 80</text:p>
          </table:table-cell>
          <table:table-cell office:value-type="string">
            <text:p>3,85389341433135</text:p>
          </table:table-cell>
          <table:table-cell office:value-type="string">
            <text:p>43,5886305406899</text:p>
          </table:table-cell>
        </table:table-row>
        <table:table-row table:style-name="ro2">
          <table:table-cell office:value-type="float" office:value="54">
            <text:p>54</text:p>
          </table:table-cell>
          <table:table-cell office:value-type="string">
            <text:p>RDC PAVILLON JUNON</text:p>
          </table:table-cell>
          <table:table-cell office:value-type="string">
            <text:p>50 Place Zeus</text:p>
            <text:p>MONTPELLIER</text:p>
          </table:table-cell>
          <table:table-cell office:value-type="string">
            <text:p/>
            <text:p>04 67 13 69 27</text:p>
          </table:table-cell>
          <table:table-cell office:value-type="string">
            <text:p>3,89083244140238</text:p>
          </table:table-cell>
          <table:table-cell office:value-type="string">
            <text:p>43,6081660748674</text:p>
          </table:table-cell>
        </table:table-row>
        <table:table-row table:style-name="ro2">
          <table:table-cell office:value-type="float" office:value="55">
            <text:p>55</text:p>
          </table:table-cell>
          <table:table-cell office:value-type="string">
            <text:p>RDC PAVILLON ZEUS</text:p>
          </table:table-cell>
          <table:table-cell office:value-type="string">
            <text:p>50 Place Zeus</text:p>
            <text:p>MONTPELLIER</text:p>
          </table:table-cell>
          <table:table-cell office:value-type="string">
            <text:p/>
            <text:p>04 67 13 69 27</text:p>
          </table:table-cell>
          <table:table-cell office:value-type="string">
            <text:p>3,89081696430097</text:p>
          </table:table-cell>
          <table:table-cell office:value-type="string">
            <text:p>43,6078670518814</text:p>
          </table:table-cell>
        </table:table-row>
        <table:table-row table:style-name="ro2">
          <table:table-cell office:value-type="float" office:value="58">
            <text:p>58</text:p>
          </table:table-cell>
          <table:table-cell office:value-type="string">
            <text:p>PAVILLON ZEUS (Salle Marianne)</text:p>
          </table:table-cell>
          <table:table-cell office:value-type="string">
            <text:p>50 Place Zeus</text:p>
            <text:p>MONTPELLIER</text:p>
          </table:table-cell>
          <table:table-cell office:value-type="string">
            <text:p/>
            <text:p>04 67 13 69 27</text:p>
          </table:table-cell>
          <table:table-cell office:value-type="string">
            <text:p>3,89066621413495</text:p>
          </table:table-cell>
          <table:table-cell office:value-type="string">
            <text:p>43,6077521695801</text:p>
          </table:table-cell>
        </table:table-row>
        <table:table-row table:style-name="ro2">
          <table:table-cell office:value-type="float" office:value="56">
            <text:p>56</text:p>
          </table:table-cell>
          <table:table-cell office:value-type="string">
            <text:p>E.S.B.A.M.A.</text:p>
          </table:table-cell>
          <table:table-cell office:value-type="string">
            <text:p>130 , RUE YEHUDI </text:p>
            <text:p><text:s/>MONTPELLIER</text:p>
          </table:table-cell>
          <table:table-cell office:value-type="string">
            <text:p/>
            <text:p>04 99 58 32 87</text:p>
          </table:table-cell>
          <table:table-cell office:value-type="string">
            <text:p>3,88438064294719</text:p>
          </table:table-cell>
          <table:table-cell office:value-type="string">
            <text:p>43,6169436571347</text:p>
          </table:table-cell>
        </table:table-row>
        <table:table-row table:style-name="ro2">
          <table:table-cell office:value-type="float" office:value="57">
            <text:p>57</text:p>
          </table:table-cell>
          <table:table-cell office:value-type="string">
            <text:p>MONTPELLIER DANCE</text:p>
          </table:table-cell>
          <table:table-cell office:value-type="string">
            <text:p>18 Rue Sainte Ursule</text:p>
            <text:p>MONTPELLIER</text:p>
          </table:table-cell>
          <table:table-cell office:value-type="string">
            <text:p/>
            <text:p>04 67 60 83 60</text:p>
          </table:table-cell>
          <table:table-cell office:value-type="string">
            <text:p>3,87836849830977</text:p>
          </table:table-cell>
          <table:table-cell office:value-type="string">
            <text:p>43,6139908031415</text:p>
          </table:table-cell>
        </table:table-row>
        <table:table-row table:style-name="ro2">
          <table:table-cell office:value-type="float" office:value="59">
            <text:p>59</text:p>
          </table:table-cell>
          <table:table-cell office:value-type="string">
            <text:p>CRR</text:p>
          </table:table-cell>
          <table:table-cell office:value-type="string">
            <text:p>14 Rue Eugène Lisbonne</text:p>
            <text:p>34000 Montpellier</text:p>
          </table:table-cell>
          <table:table-cell office:value-type="string">
            <text:p/>
            <text:p>04 67 66 88 46</text:p>
          </table:table-cell>
          <table:table-cell office:value-type="string">
            <text:p>3,87409666178277</text:p>
          </table:table-cell>
          <table:table-cell office:value-type="string">
            <text:p>43,610433894746</text:p>
          </table:table-cell>
        </table:table-row>
        <table:table-row table:style-name="ro1">
          <table:table-cell office:value-type="float" office:value="60">
            <text:p>60</text:p>
          </table:table-cell>
          <table:table-cell office:value-type="string">
            <text:p>TAM</text:p>
          </table:table-cell>
          <table:table-cell office:value-type="string">
            <text:p>Parking comédie centre ville</text:p>
          </table:table-cell>
          <table:table-cell office:value-type="string">
            <text:p>04 67 07 63 79</text:p>
          </table:table-cell>
          <table:table-cell office:value-type="string">
            <text:p>3,88022104344314</text:p>
          </table:table-cell>
          <table:table-cell office:value-type="string">
            <text:p>43,6089439889165</text:p>
          </table:table-cell>
        </table:table-row>
        <table:table-row table:style-name="ro1">
          <table:table-cell office:value-type="float" office:value="61">
            <text:p>61</text:p>
          </table:table-cell>
          <table:table-cell office:value-type="string">
            <text:p>TAM</text:p>
          </table:table-cell>
          <table:table-cell office:value-type="string">
            <text:p>Parking Corum</text:p>
          </table:table-cell>
          <table:table-cell office:value-type="string">
            <text:p>04 67 07 63 79</text:p>
          </table:table-cell>
          <table:table-cell office:value-type="string">
            <text:p>3,88238703743398</text:p>
          </table:table-cell>
          <table:table-cell office:value-type="string">
            <text:p>43,6140271812289</text:p>
          </table:table-cell>
        </table:table-row>
        <table:table-row table:style-name="ro1">
          <table:table-cell office:value-type="float" office:value="62">
            <text:p>62</text:p>
          </table:table-cell>
          <table:table-cell office:value-type="string">
            <text:p>CCAS <text:s text:c="44"/>(Banque d'Acceuil)</text:p>
          </table:table-cell>
          <table:table-cell office:value-type="string">
            <text:p>125 place <text:s/>Thermidor <text:s text:c="14"/>34000 <text:s/>MONTPELLIER</text:p>
          </table:table-cell>
          <table:table-cell office:value-type="string">
            <text:p>04 99 <text:s/>52 77 53 <text:s text:c="13"/>06 14 09 40 21</text:p>
          </table:table-cell>
          <table:table-cell office:value-type="string">
            <text:p>3,89927443503256</text:p>
          </table:table-cell>
          <table:table-cell office:value-type="string">
            <text:p>43,6020241114814</text:p>
          </table:table-cell>
        </table:table-row>
        <table:table-row table:style-name="ro1">
          <table:table-cell office:value-type="float" office:value="65">
            <text:p>65</text:p>
          </table:table-cell>
          <table:table-cell office:value-type="string">
            <text:p>Université <text:s text:c="18"/>Montpellier 1 <text:s text:c="23"/>UFR d'Economie <text:s text:c="39"/>(1er étage, à côté des bureaux de l'administration)</text:p>
          </table:table-cell>
          <table:table-cell office:value-type="string">
            <text:p><text:s text:c="2"/>Avenue Raymond Dugrand <text:s text:c="36"/>CS 79606 <text:s text:c="23"/>34960 MONTPELLIER <text:s text:c="14"/>Cedex 2</text:p>
          </table:table-cell>
          <table:table-cell office:value-type="string">
            <text:p>04 34 43 24 44</text:p>
          </table:table-cell>
          <table:table-cell office:value-type="string">
            <text:p>3,89956530126954</text:p>
          </table:table-cell>
          <table:table-cell office:value-type="string">
            <text:p>43,6037248716731</text:p>
          </table:table-cell>
        </table:table-row>
        <table:table-row table:style-name="ro1">
          <table:table-cell office:value-type="float" office:value="66">
            <text:p>66</text:p>
          </table:table-cell>
          <table:table-cell office:value-type="string">
            <text:p>Université <text:s text:c="18"/>Montpellier 1 <text:s text:c="23"/>UFR AES <text:s text:c="34"/>(1er étage, en face de la salle des professeurs)</text:p>
          </table:table-cell>
          <table:table-cell office:value-type="string">
            <text:p>Espace Richter <text:s/>Avenue Raymond Dugrand <text:s text:c="14"/>CS 59640 <text:s text:c="23"/>34960 MONTPELLIER <text:s text:c="14"/>Cedex 2</text:p>
          </table:table-cell>
          <table:table-cell office:value-type="string">
            <text:p>04 34 43 23 33</text:p>
          </table:table-cell>
          <table:table-cell office:value-type="string">
            <text:p>3,89991643490189</text:p>
          </table:table-cell>
          <table:table-cell office:value-type="string">
            <text:p>43,6031038225234</text:p>
          </table:table-cell>
        </table:table-row>
        <table:table-row table:style-name="ro1">
          <table:table-cell office:value-type="float" office:value="64">
            <text:p>64</text:p>
          </table:table-cell>
          <table:table-cell office:value-type="string">
            <text:p>Université <text:s text:c="18"/>Montpellier 1 <text:s text:c="23"/>ISEM IPAG <text:s text:c="36"/>(Loge)</text:p>
          </table:table-cell>
          <table:table-cell office:value-type="string">
            <text:p>Espace Richter Bât b Vendémiaire <text:s text:c="22"/>CS 19519 <text:s text:c="30"/>34960 MONTPELLIER Cedex 2</text:p>
          </table:table-cell>
          <table:table-cell office:value-type="string">
            <text:p>ISEM : <text:s text:c="16"/>04 34 43 20 00 IPAG : <text:s text:c="15"/>04 67 15 85 46</text:p>
          </table:table-cell>
          <table:table-cell office:value-type="string">
            <text:p>3,89904523736634</text:p>
          </table:table-cell>
          <table:table-cell office:value-type="string">
            <text:p>43,6042583430944</text:p>
          </table:table-cell>
        </table:table-row>
        <table:table-row table:style-name="ro1">
          <table:table-cell office:value-type="float" office:value="63">
            <text:p>63</text:p>
          </table:table-cell>
          <table:table-cell office:value-type="string">
            <text:p>Université <text:s text:c="18"/>Montpellier 1 <text:s text:c="23"/>Services Mutualisés Richter <text:s text:c="37"/>PC Securité</text:p>
          </table:table-cell>
          <table:table-cell office:value-type="string">
            <text:p>Espace Richter Bât E, BIU, MdE, Rue <text:s/>Vendémiaire <text:s text:c="22"/>CS 19519 <text:s text:c="30"/>34960 MONTPELLIER Cedex 2</text:p>
          </table:table-cell>
          <table:table-cell/>
          <table:table-cell office:value-type="string">
            <text:p>3,89848334164309</text:p>
          </table:table-cell>
          <table:table-cell office:value-type="string">
            <text:p>43,6041786988646</text:p>
          </table:table-cell>
        </table:table-row>
        <table:table-row table:style-name="ro1">
          <table:table-cell office:value-type="float" office:value="67">
            <text:p>67</text:p>
          </table:table-cell>
          <table:table-cell office:value-type="string">
            <text:p>Université <text:s text:c="18"/>Montpellier 1 <text:s text:c="23"/>UFR Droit <text:s text:c="33"/>(accueil bâtiment1)</text:p>
          </table:table-cell>
          <table:table-cell office:value-type="string">
            <text:p>39 rue de l'université <text:s text:c="13"/>34060 Montpellier <text:s text:c="6"/>Cedex 2</text:p>
          </table:table-cell>
          <table:table-cell office:value-type="string">
            <text:p>04 67 61 54 00</text:p>
          </table:table-cell>
          <table:table-cell office:value-type="string">
            <text:p>3,87717345678089</text:p>
          </table:table-cell>
          <table:table-cell office:value-type="string">
            <text:p>43,6140582253597</text:p>
          </table:table-cell>
        </table:table-row>
        <table:table-row table:style-name="ro1">
          <table:table-cell office:value-type="float" office:value="68">
            <text:p>68</text:p>
          </table:table-cell>
          <table:table-cell office:value-type="string">
            <text:p>Université <text:s text:c="18"/>Montpellier 1 <text:s text:c="23"/>UFR Droit <text:s text:c="33"/>(accueil bâtiment2)</text:p>
          </table:table-cell>
          <table:table-cell table:number-columns-repeated="2"/>
          <table:table-cell office:value-type="string">
            <text:p>3,87633518840488</text:p>
          </table:table-cell>
          <table:table-cell office:value-type="string">
            <text:p>43,6138609333465</text:p>
          </table:table-cell>
        </table:table-row>
        <table:table-row table:style-name="ro1">
          <table:table-cell office:value-type="float" office:value="69">
            <text:p>69</text:p>
          </table:table-cell>
          <table:table-cell office:value-type="string">
            <text:p>Université <text:s text:c="18"/>Montpellier 1 <text:s text:c="23"/>UFR Médecine <text:s text:c="33"/>(Loge bâtiment Historique)</text:p>
          </table:table-cell>
          <table:table-cell office:value-type="string">
            <text:p>2 rue Ecole de Médecine <text:s text:c="2"/>CS 59001 <text:s text:c="22"/>34060 MONTPELLIER <text:s text:c="5"/>Cedex 2</text:p>
          </table:table-cell>
          <table:table-cell office:value-type="string">
            <text:p>04 67 60 10 00</text:p>
          </table:table-cell>
          <table:table-cell office:value-type="string">
            <text:p>3,87354913287527</text:p>
          </table:table-cell>
          <table:table-cell office:value-type="string">
            <text:p>43,612951860071</text:p>
          </table:table-cell>
        </table:table-row>
        <table:table-row table:style-name="ro1">
          <table:table-cell office:value-type="float" office:value="70">
            <text:p>70</text:p>
          </table:table-cell>
          <table:table-cell office:value-type="string">
            <text:p>Université <text:s text:c="18"/>Montpellier 1 <text:s text:c="23"/>UFR Médecine <text:s text:c="33"/>(Loge Institut biologie)</text:p>
          </table:table-cell>
          <table:table-cell table:number-columns-repeated="2"/>
          <table:table-cell office:value-type="string">
            <text:p>3,87409700190794</text:p>
          </table:table-cell>
          <table:table-cell office:value-type="string">
            <text:p>43,6150688127327</text:p>
          </table:table-cell>
        </table:table-row>
        <table:table-row table:style-name="ro1">
          <table:table-cell office:value-type="float" office:value="71">
            <text:p>71</text:p>
          </table:table-cell>
          <table:table-cell office:value-type="string">
            <text:p>Université <text:s text:c="18"/>Montpellier 1 <text:s text:c="23"/>UFR Odontologie <text:s text:c="32"/>(Hall Premier Etage Bât A)</text:p>
          </table:table-cell>
          <table:table-cell office:value-type="string">
            <text:p>545, avenue du Professeur J.L Viala <text:s text:c="14"/>34193 MONTPELLIER <text:s text:c="5"/>Cedex 5</text:p>
          </table:table-cell>
          <table:table-cell office:value-type="string">
            <text:p>04 67 10 44 70</text:p>
          </table:table-cell>
          <table:table-cell office:value-type="string">
            <text:p>3,82353507060243</text:p>
          </table:table-cell>
          <table:table-cell office:value-type="string">
            <text:p>43,6362497267334</text:p>
          </table:table-cell>
        </table:table-row>
        <table:table-row table:style-name="ro1">
          <table:table-cell office:value-type="float" office:value="72">
            <text:p>72</text:p>
          </table:table-cell>
          <table:table-cell office:value-type="string">
            <text:p>Université <text:s text:c="18"/>Montpellier 1 <text:s text:c="23"/>UFR Pharmacie <text:s text:c="32"/>(LogeBât A)</text:p>
          </table:table-cell>
          <table:table-cell office:value-type="string">
            <text:p>15, avenue Charles Flahault <text:s text:c="32"/>BP 14491 <text:s text:c="22"/>34093 MONTPELLIER <text:s text:c="9"/>Cedex 5</text:p>
          </table:table-cell>
          <table:table-cell office:value-type="string">
            <text:p>04 67 54 80 00</text:p>
          </table:table-cell>
          <table:table-cell office:value-type="string">
            <text:p>3,86189868456889</text:p>
          </table:table-cell>
          <table:table-cell office:value-type="string">
            <text:p>43,6232360922128</text:p>
          </table:table-cell>
        </table:table-row>
        <table:table-row table:style-name="ro1">
          <table:table-cell office:value-type="float" office:value="73">
            <text:p>73</text:p>
          </table:table-cell>
          <table:table-cell office:value-type="string">
            <text:p>Université <text:s text:c="18"/>Montpellier 1 <text:s text:c="23"/>UFR Pharmacie <text:s text:c="32"/>(Galerie à côté de la pharmacie expérimentale)</text:p>
          </table:table-cell>
          <table:table-cell table:number-columns-repeated="2"/>
          <table:table-cell office:value-type="string">
            <text:p>3,86034021457447</text:p>
          </table:table-cell>
          <table:table-cell office:value-type="string">
            <text:p>43,6220496094564</text:p>
          </table:table-cell>
        </table:table-row>
        <table:table-row table:style-name="ro1">
          <table:table-cell office:value-type="float" office:value="74">
            <text:p>74</text:p>
          </table:table-cell>
          <table:table-cell office:value-type="string">
            <text:p>Université <text:s text:c="18"/>Montpellier 1 <text:s text:c="23"/>UFR Staps <text:s text:c="32"/>(Bâtiment A)</text:p>
          </table:table-cell>
          <table:table-cell office:value-type="string">
            <text:p>700, avenue du Pic <text:s text:c="3"/>Saint-Loup <text:s text:c="19"/>34090 MONTPELLIER</text:p>
          </table:table-cell>
          <table:table-cell office:value-type="string">
            <text:p>04 67 41 57 00</text:p>
          </table:table-cell>
          <table:table-cell office:value-type="string">
            <text:p>3,8538650451542</text:p>
          </table:table-cell>
          <table:table-cell office:value-type="string">
            <text:p>43,640831368515</text:p>
          </table:table-cell>
        </table:table-row>
        <table:table-row table:style-name="ro1">
          <table:table-cell office:value-type="float" office:value="75">
            <text:p>75</text:p>
          </table:table-cell>
          <table:table-cell office:value-type="string">
            <text:p>Université <text:s text:c="18"/>Montpellier 1 <text:s text:c="23"/>UFR Staps <text:s text:c="32"/>(P1)</text:p>
          </table:table-cell>
          <table:table-cell table:number-columns-repeated="2"/>
          <table:table-cell office:value-type="string">
            <text:p>3,84875782514269</text:p>
          </table:table-cell>
          <table:table-cell office:value-type="string">
            <text:p>43,6393278958929</text:p>
          </table:table-cell>
        </table:table-row>
        <table:table-row table:style-name="ro1">
          <table:table-cell office:value-type="float" office:value="76">
            <text:p>76</text:p>
          </table:table-cell>
          <table:table-cell office:value-type="string">
            <text:p>Université <text:s text:c="18"/>Montpellier 1 <text:s text:c="23"/>UFR Staps <text:s text:c="32"/>(Palais des Sports)</text:p>
          </table:table-cell>
          <table:table-cell table:number-columns-repeated="2"/>
          <table:table-cell office:value-type="string">
            <text:p>3,84872346174789</text:p>
          </table:table-cell>
          <table:table-cell office:value-type="string">
            <text:p>43,6401970759746</text:p>
          </table:table-cell>
        </table:table-row>
        <table:table-row table:style-name="ro1">
          <table:table-cell office:value-type="float" office:value="77">
            <text:p>77</text:p>
          </table:table-cell>
          <table:table-cell office:value-type="string">
            <text:p>Université <text:s text:c="13"/>Montpellier 2 <text:s text:c="23"/>PC Securite</text:p>
          </table:table-cell>
          <table:table-cell/>
          <table:table-cell office:value-type="string">
            <text:p>04 67 14 31 11</text:p>
          </table:table-cell>
          <table:table-cell office:value-type="string">
            <text:p>3,86080925535177</text:p>
          </table:table-cell>
          <table:table-cell office:value-type="string">
            <text:p>43,6320478884427</text:p>
          </table:table-cell>
        </table:table-row>
        <table:table-row table:style-name="ro3">
          <table:table-cell office:value-type="float" office:value="79">
            <text:p>79</text:p>
          </table:table-cell>
          <table:table-cell office:value-type="string">
            <text:p>Université <text:s text:c="13"/>Montpellier 2 <text:s text:c="19"/>Secrétariat IAE</text:p>
          </table:table-cell>
          <table:table-cell office:value-type="string">
            <text:p>place Eugène Bataillon</text:p>
            <text:p>34095 MONTPELLIER CEDEX 5</text:p>
            <text:p/>
            <text:p/>
            <text:p/>
          </table:table-cell>
          <table:table-cell office:value-type="string">
            <text:p>04 67 14 31 11</text:p>
          </table:table-cell>
          <table:table-cell office:value-type="string">
            <text:p>3,86173924182999</text:p>
          </table:table-cell>
          <table:table-cell office:value-type="string">
            <text:p>43,6324310982988</text:p>
          </table:table-cell>
        </table:table-row>
        <table:table-row table:style-name="ro1">
          <table:table-cell office:value-type="float" office:value="78">
            <text:p>78</text:p>
          </table:table-cell>
          <table:table-cell office:value-type="string">
            <text:p>Université <text:s text:c="13"/>Montpellier 2 <text:s text:c="14"/>Couloir <text:s/>de la présidence 1er étage</text:p>
          </table:table-cell>
          <table:table-cell/>
          <table:table-cell office:value-type="string">
            <text:p>04 67 14 31 11</text:p>
          </table:table-cell>
          <table:table-cell office:value-type="string">
            <text:p>3,86403637133178</text:p>
          </table:table-cell>
          <table:table-cell office:value-type="string">
            <text:p>43,6320955198071</text:p>
          </table:table-cell>
        </table:table-row>
        <table:table-row table:style-name="ro1">
          <table:table-cell office:value-type="float" office:value="80">
            <text:p>80</text:p>
          </table:table-cell>
          <table:table-cell office:value-type="string">
            <text:p>Université <text:s text:c="13"/>Montpellier 2 <text:s text:c="19"/>Laboratoire AREVA</text:p>
          </table:table-cell>
          <table:table-cell/>
          <table:table-cell office:value-type="string">
            <text:p>04 67 14 31 11</text:p>
          </table:table-cell>
          <table:table-cell office:value-type="string">
            <text:p>3,86719128258212</text:p>
          </table:table-cell>
          <table:table-cell office:value-type="string">
            <text:p>43,6340354958767</text:p>
          </table:table-cell>
        </table:table-row>
        <table:table-row table:style-name="ro1">
          <table:table-cell office:value-type="float" office:value="81">
            <text:p>81</text:p>
          </table:table-cell>
          <table:table-cell office:value-type="string">
            <text:p>Université <text:s text:c="13"/>Montpellier 2 <text:s text:c="19"/>SCOPPS</text:p>
          </table:table-cell>
          <table:table-cell/>
          <table:table-cell office:value-type="string">
            <text:p>04 67 14 31 11</text:p>
          </table:table-cell>
          <table:table-cell office:value-type="string">
            <text:p>3,86651938060978</text:p>
          </table:table-cell>
          <table:table-cell office:value-type="string">
            <text:p>43,6329423512668</text:p>
          </table:table-cell>
        </table:table-row>
        <table:table-row table:style-name="ro1">
          <table:table-cell office:value-type="float" office:value="82">
            <text:p>82</text:p>
          </table:table-cell>
          <table:table-cell office:value-type="string">
            <text:p>Université <text:s text:c="13"/>Montpellier 2 <text:s text:c="19"/>Laboratoire L2C</text:p>
          </table:table-cell>
          <table:table-cell/>
          <table:table-cell office:value-type="string">
            <text:p>04 67 14 31 11</text:p>
          </table:table-cell>
          <table:table-cell office:value-type="string">
            <text:p>3,86500072175922</text:p>
          </table:table-cell>
          <table:table-cell office:value-type="string">
            <text:p>43,6325272513173</text:p>
          </table:table-cell>
        </table:table-row>
        <table:table-row table:style-name="ro1">
          <table:table-cell office:value-type="float" office:value="86">
            <text:p>86</text:p>
          </table:table-cell>
          <table:table-cell office:value-type="string">
            <text:p>Université <text:s text:c="13"/>Montpellier 2 <text:s text:c="25"/>Centre Sportif Universitaire <text:s text:c="4"/>Piscine</text:p>
          </table:table-cell>
          <table:table-cell/>
          <table:table-cell office:value-type="string">
            <text:p>04 67 14 31 11</text:p>
          </table:table-cell>
          <table:table-cell office:value-type="string">
            <text:p>3,86372265447782</text:p>
          </table:table-cell>
          <table:table-cell office:value-type="string">
            <text:p>43,6347707699201</text:p>
          </table:table-cell>
        </table:table-row>
        <table:table-row table:style-name="ro1">
          <table:table-cell office:value-type="float" office:value="85">
            <text:p>85</text:p>
          </table:table-cell>
          <table:table-cell office:value-type="string">
            <text:p>Université <text:s text:c="13"/>Montpellier 2 <text:s text:c="25"/>Centre Sportif Universitaire <text:s text:c="4"/>Gymnase</text:p>
          </table:table-cell>
          <table:table-cell office:value-type="string">
            <text:p>Rue Emile Jeanbreau</text:p>
          </table:table-cell>
          <table:table-cell office:value-type="string">
            <text:p>04 67 14 31 11</text:p>
          </table:table-cell>
          <table:table-cell office:value-type="string">
            <text:p>3,86411975731741</text:p>
          </table:table-cell>
          <table:table-cell office:value-type="string">
            <text:p>43,634431102342</text:p>
          </table:table-cell>
        </table:table-row>
        <table:table-row table:style-name="ro1">
          <table:table-cell office:value-type="float" office:value="84">
            <text:p>84</text:p>
          </table:table-cell>
          <table:table-cell office:value-type="string">
            <text:p>Université <text:s text:c="13"/>Montpellier 2 <text:s text:c="19"/>HALL IEM</text:p>
          </table:table-cell>
          <table:table-cell/>
          <table:table-cell office:value-type="string">
            <text:p>04 67 14 31 11</text:p>
          </table:table-cell>
          <table:table-cell office:value-type="string">
            <text:p>3,86621601700653</text:p>
          </table:table-cell>
          <table:table-cell office:value-type="string">
            <text:p>43,6350134840932</text:p>
          </table:table-cell>
        </table:table-row>
        <table:table-row table:style-name="ro1">
          <table:table-cell office:value-type="float" office:value="88">
            <text:p>88</text:p>
          </table:table-cell>
          <table:table-cell office:value-type="string">
            <text:p>Universite paul valery montpellier 3 <text:s text:c="18"/>Loge Entrée</text:p>
          </table:table-cell>
          <table:table-cell office:value-type="string">
            <text:p>Av. Val de montferrand <text:s text:c="19"/>34199 MONTPELLIER</text:p>
          </table:table-cell>
          <table:table-cell office:value-type="string">
            <text:p>04 67 14 55 23</text:p>
          </table:table-cell>
          <table:table-cell office:value-type="string">
            <text:p>3,86987294089832</text:p>
          </table:table-cell>
          <table:table-cell office:value-type="string">
            <text:p>43,6310996420996</text:p>
          </table:table-cell>
        </table:table-row>
        <table:table-row table:style-name="ro1">
          <table:table-cell office:value-type="float" office:value="89">
            <text:p>89</text:p>
          </table:table-cell>
          <table:table-cell office:value-type="string">
            <text:p>Universite paul valery <text:s text:c="2"/>montpellier <text:s/>batiment Marc Bloch</text:p>
          </table:table-cell>
          <table:table-cell office:value-type="string">
            <text:p>Route de mende <text:s text:c="25"/>34199 MONTPELLIER</text:p>
          </table:table-cell>
          <table:table-cell office:value-type="string">
            <text:p>04 67 14 55 23</text:p>
          </table:table-cell>
          <table:table-cell office:value-type="string">
            <text:p>3,86914576305111</text:p>
          </table:table-cell>
          <table:table-cell office:value-type="string">
            <text:p>43,6327403750896</text:p>
          </table:table-cell>
        </table:table-row>
        <table:table-row table:style-name="ro1">
          <table:table-cell office:value-type="float" office:value="90">
            <text:p>90</text:p>
          </table:table-cell>
          <table:table-cell office:value-type="string">
            <text:p>Université Paul Valéry <text:s/>montpellier 3 <text:s text:c="24"/>Site Saint Charles <text:s text:c="20"/>Loge Entrée</text:p>
          </table:table-cell>
          <table:table-cell office:value-type="string">
            <text:p>Rue du Professeur <text:s text:c="5"/>Henri Serre <text:s text:c="18"/>34080 MONTPELLIER <text:s text:c="10"/>Arrêt tram " albert 1er"</text:p>
          </table:table-cell>
          <table:table-cell office:value-type="string">
            <text:p>04 67 14 55 23</text:p>
          </table:table-cell>
          <table:table-cell office:value-type="string">
            <text:p>3,87378574801668</text:p>
          </table:table-cell>
          <table:table-cell office:value-type="string">
            <text:p>43,6165624740146</text:p>
          </table:table-cell>
        </table:table-row>
        <table:table-row table:style-name="ro1">
          <table:table-cell office:value-type="float" office:value="91">
            <text:p>91</text:p>
          </table:table-cell>
          <table:table-cell office:value-type="string">
            <text:p>Montpellier Ecole National Supérieure de Chimie</text:p>
          </table:table-cell>
          <table:table-cell office:value-type="string">
            <text:p>8, rue de l'école Normale <text:s text:c="6"/>34000 MONTPELLIER</text:p>
          </table:table-cell>
          <table:table-cell office:value-type="string">
            <text:p>04 67 14 72 83</text:p>
          </table:table-cell>
          <table:table-cell office:value-type="string">
            <text:p>3,86759222312708</text:p>
          </table:table-cell>
          <table:table-cell office:value-type="string">
            <text:p>43,6208396831232</text:p>
          </table:table-cell>
        </table:table-row>
        <table:table-row table:style-name="ro1">
          <table:table-cell office:value-type="float" office:value="92">
            <text:p>92</text:p>
          </table:table-cell>
          <table:table-cell office:value-type="string">
            <text:p>Montpellier Ecole National Supérieure de Chimie <text:s text:c="35"/>(Laboratoire)</text:p>
          </table:table-cell>
          <table:table-cell office:value-type="string">
            <text:p>104, rue de la galéra <text:s text:c="17"/>34090 MONTPELLIER</text:p>
          </table:table-cell>
          <table:table-cell office:value-type="string">
            <text:p>04 67 14 72 83</text:p>
          </table:table-cell>
          <table:table-cell office:value-type="string">
            <text:p>3,83738323298412</text:p>
          </table:table-cell>
          <table:table-cell office:value-type="string">
            <text:p>43,6371761537967</text:p>
          </table:table-cell>
        </table:table-row>
        <table:table-row table:style-name="ro1">
          <table:table-cell office:value-type="float" office:value="93">
            <text:p>93</text:p>
          </table:table-cell>
          <table:table-cell office:value-type="string">
            <text:p>Montpellier Ecole National Supérieure de Chimie</text:p>
          </table:table-cell>
          <table:table-cell office:value-type="string">
            <text:p>220 - 276 rue de la galéra <text:s text:c="5"/>34090 MONTPELLIER</text:p>
          </table:table-cell>
          <table:table-cell office:value-type="string">
            <text:p>04 67 14 72 83</text:p>
          </table:table-cell>
          <table:table-cell office:value-type="string">
            <text:p>3,83828534323613</text:p>
          </table:table-cell>
          <table:table-cell office:value-type="string">
            <text:p>43,6375710817093</text:p>
          </table:table-cell>
        </table:table-row>
        <table:table-row table:style-name="ro1">
          <table:table-cell office:value-type="float" office:value="94">
            <text:p>94</text:p>
          </table:table-cell>
          <table:table-cell office:value-type="string">
            <text:p>CROUS de MONTPELLIER <text:s text:c="11"/>Restaurants Universitaires <text:s text:c="8"/>Boutonnet</text:p>
          </table:table-cell>
          <table:table-cell office:value-type="string">
            <text:p>2, Rue Emile Duployé 34090 MONTPELLIER Cedex 01</text:p>
          </table:table-cell>
          <table:table-cell office:value-type="string">
            <text:p>04 67 63 52 06</text:p>
          </table:table-cell>
          <table:table-cell office:value-type="string">
            <text:p>3,86940780515415</text:p>
          </table:table-cell>
          <table:table-cell office:value-type="string">
            <text:p>43,6234756772261</text:p>
          </table:table-cell>
        </table:table-row>
        <table:table-row table:style-name="ro1">
          <table:table-cell office:value-type="float" office:value="95">
            <text:p>95</text:p>
          </table:table-cell>
          <table:table-cell office:value-type="string">
            <text:p>CROUS de MONTPELLIER <text:s text:c="11"/>Restaurants Universitaires <text:s text:c="20"/>Triolet</text:p>
          </table:table-cell>
          <table:table-cell office:value-type="string">
            <text:p>1061, av. Prof. Joseph Anglada <text:s text:c="22"/>34090 MONTPELLIER</text:p>
          </table:table-cell>
          <table:table-cell office:value-type="string">
            <text:p>04 67 63 50 16</text:p>
          </table:table-cell>
          <table:table-cell office:value-type="string">
            <text:p>3,86018125270489</text:p>
          </table:table-cell>
          <table:table-cell office:value-type="string">
            <text:p>43,631191261367</text:p>
          </table:table-cell>
        </table:table-row>
        <table:table-row table:style-name="ro2">
          <table:table-cell office:value-type="float" office:value="96">
            <text:p>96</text:p>
          </table:table-cell>
          <table:table-cell office:value-type="string">
            <text:p>CROUS de MONTPELLIER <text:s text:c="11"/>Restaurants Universitaires <text:s text:c="19"/>Vert-Bois</text:p>
          </table:table-cell>
          <table:table-cell office:value-type="string">
            <text:p>205, rue de la Chênaie</text:p>
            <text:p>34090 MONTPELLIER</text:p>
          </table:table-cell>
          <table:table-cell office:value-type="string">
            <text:p>04 67 63 66 45</text:p>
          </table:table-cell>
          <table:table-cell office:value-type="string">
            <text:p>3,87086361964785</text:p>
          </table:table-cell>
          <table:table-cell office:value-type="string">
            <text:p>43,6348289810456</text:p>
          </table:table-cell>
        </table:table-row>
        <table:table-row table:style-name="ro1">
          <table:table-cell office:value-type="float" office:value="98">
            <text:p>98</text:p>
          </table:table-cell>
          <table:table-cell office:value-type="string">
            <text:p>CROUS de MONTPELLIER <text:s text:c="11"/>Services Centraux</text:p>
          </table:table-cell>
          <table:table-cell office:value-type="string">
            <text:p>2, rue Monteil <text:s text:c="11"/>34033 Montpellier</text:p>
          </table:table-cell>
          <table:table-cell office:value-type="string">
            <text:p><text:s/>04 67 41 50 08</text:p>
          </table:table-cell>
          <table:table-cell office:value-type="string">
            <text:p>3,87001135797271</text:p>
          </table:table-cell>
          <table:table-cell office:value-type="string">
            <text:p>43,6224491662391</text:p>
          </table:table-cell>
        </table:table-row>
        <table:table-row table:style-name="ro1">
          <table:table-cell office:value-type="float" office:value="97">
            <text:p>97</text:p>
          </table:table-cell>
          <table:table-cell office:value-type="string">
            <text:p>CROUS de MONTPELLIER <text:s text:c="11"/>Restaurants Universitaires <text:s text:c="19"/>Richter</text:p>
          </table:table-cell>
          <table:table-cell office:value-type="string">
            <text:p>80, rue Brumaire- 34000 Montpellier</text:p>
          </table:table-cell>
          <table:table-cell office:value-type="string">
            <text:p>04 67 15 84 47</text:p>
          </table:table-cell>
          <table:table-cell office:value-type="string">
            <text:p>3,89922794228039</text:p>
          </table:table-cell>
          <table:table-cell office:value-type="string">
            <text:p>43,6028938663275</text:p>
          </table:table-cell>
        </table:table-row>
        <table:table-row table:style-name="ro1">
          <table:table-cell office:value-type="float" office:value="99">
            <text:p>99</text:p>
          </table:table-cell>
          <table:table-cell office:value-type="string">
            <text:p>CREPS</text:p>
          </table:table-cell>
          <table:table-cell office:value-type="string">
            <text:p>2 Avenue Charles Flahault <text:s text:c="31"/>34090 MONTPELLIER</text:p>
          </table:table-cell>
          <table:table-cell/>
          <table:table-cell office:value-type="string">
            <text:p>3,86618003917991</text:p>
          </table:table-cell>
          <table:table-cell office:value-type="string">
            <text:p>43,6191123089151</text:p>
          </table:table-cell>
        </table:table-row>
        <table:table-row table:style-name="ro1">
          <table:table-cell office:value-type="float" office:value="100">
            <text:p>100</text:p>
          </table:table-cell>
          <table:table-cell office:value-type="string">
            <text:p>Maison des sports (Sport Et Psychologie) Hérault Sport</text:p>
          </table:table-cell>
          <table:table-cell office:value-type="string">
            <text:p>200 avenue du Père Soulas <text:s text:c="27"/>34090 MONTPELLIER</text:p>
          </table:table-cell>
          <table:table-cell office:value-type="string">
            <text:p>04 67 54 82 29</text:p>
          </table:table-cell>
          <table:table-cell office:value-type="string">
            <text:p>3,86583323268375</text:p>
          </table:table-cell>
          <table:table-cell office:value-type="string">
            <text:p>43,6183423905225</text:p>
          </table:table-cell>
        </table:table-row>
        <table:table-row table:style-name="ro1">
          <table:table-cell office:value-type="float" office:value="101">
            <text:p>101</text:p>
          </table:table-cell>
          <table:table-cell office:value-type="string">
            <text:p>Hérault Sport</text:p>
          </table:table-cell>
          <table:table-cell office:value-type="string">
            <text:p>747 avenue des apothicaires Parc Euromédecine  <text:s text:c="9"/> 34090 Montpellier</text:p>
          </table:table-cell>
          <table:table-cell office:value-type="string">
            <text:p>04 67 54 82 29</text:p>
          </table:table-cell>
          <table:table-cell office:value-type="string">
            <text:p>3,83559883662065</text:p>
          </table:table-cell>
          <table:table-cell office:value-type="string">
            <text:p>43,6416646402407</text:p>
          </table:table-cell>
        </table:table-row>
        <table:table-row table:style-name="ro1">
          <table:table-cell office:value-type="float" office:value="103">
            <text:p>103</text:p>
          </table:table-cell>
          <table:table-cell office:value-type="string">
            <text:p>Lycée Frédéric Bazille</text:p>
          </table:table-cell>
          <table:table-cell office:value-type="string">
            <text:p>3224 route de Mende <text:s text:c="19"/>34093 MONTPELLIER</text:p>
          </table:table-cell>
          <table:table-cell office:value-type="string">
            <text:p>04 67 63 89 87</text:p>
          </table:table-cell>
          <table:table-cell office:value-type="string">
            <text:p>3,8639010584102</text:p>
          </table:table-cell>
          <table:table-cell office:value-type="string">
            <text:p>43,6460180385688</text:p>
          </table:table-cell>
        </table:table-row>
        <table:table-row table:style-name="ro1">
          <table:table-cell office:value-type="float" office:value="104">
            <text:p>104</text:p>
          </table:table-cell>
          <table:table-cell office:value-type="string">
            <text:p>Lycée Jean Mermoz</text:p>
          </table:table-cell>
          <table:table-cell office:value-type="string">
            <text:p>717 avenue Jean Mermoz <text:s text:c="28"/>34000 MONTPELLIER</text:p>
          </table:table-cell>
          <table:table-cell office:value-type="string">
            <text:p>04 67 20 60 <text:s/>00</text:p>
          </table:table-cell>
          <table:table-cell office:value-type="string">
            <text:p>3,89080547314588</text:p>
          </table:table-cell>
          <table:table-cell office:value-type="string">
            <text:p>43,610863473281</text:p>
          </table:table-cell>
        </table:table-row>
        <table:table-row table:style-name="ro1">
          <table:table-cell office:value-type="float" office:value="106">
            <text:p>106</text:p>
          </table:table-cell>
          <table:table-cell office:value-type="string">
            <text:p>Lycée Léonard de Vinci</text:p>
          </table:table-cell>
          <table:table-cell office:value-type="string">
            <text:p>Rue du Professeur Blayac <text:s text:c="32"/>34085 MONTPELLIER cedex 4</text:p>
          </table:table-cell>
          <table:table-cell office:value-type="string">
            <text:p>04 67 10 40 10</text:p>
          </table:table-cell>
          <table:table-cell office:value-type="string">
            <text:p>3,82313209556008</text:p>
          </table:table-cell>
          <table:table-cell office:value-type="string">
            <text:p>43,6271809795402</text:p>
          </table:table-cell>
        </table:table-row>
        <table:table-row table:style-name="ro1">
          <table:table-cell office:value-type="float" office:value="105">
            <text:p>105</text:p>
          </table:table-cell>
          <table:table-cell office:value-type="string">
            <text:p>Lycée Jules Ferry</text:p>
          </table:table-cell>
          <table:table-cell office:value-type="string">
            <text:p>270 avenue de la colline <text:s text:c="10"/>34070 MONTPELLIER</text:p>
          </table:table-cell>
          <table:table-cell office:value-type="string">
            <text:p>04 67 10 74 01</text:p>
          </table:table-cell>
          <table:table-cell office:value-type="string">
            <text:p>3,84226731025644</text:p>
          </table:table-cell>
          <table:table-cell office:value-type="string">
            <text:p>43,6052528635409</text:p>
          </table:table-cell>
        </table:table-row>
        <table:table-row table:style-name="ro1">
          <table:table-cell office:value-type="float" office:value="107">
            <text:p>107</text:p>
          </table:table-cell>
          <table:table-cell office:value-type="string">
            <text:p>Caisse Primaire d'Assurance Maladie</text:p>
          </table:table-cell>
          <table:table-cell office:value-type="string">
            <text:p>29 cours Gambetta <text:s text:c="18"/>34000 MONTPELLIER</text:p>
          </table:table-cell>
          <table:table-cell office:value-type="string">
            <text:p>04 99 52 54 49</text:p>
          </table:table-cell>
          <table:table-cell office:value-type="string">
            <text:p>3,87110915929521</text:p>
          </table:table-cell>
          <table:table-cell office:value-type="string">
            <text:p>43,6065196099402</text:p>
          </table:table-cell>
        </table:table-row>
        <table:table-row table:style-name="ro1">
          <table:table-cell office:value-type="float" office:value="108">
            <text:p>108</text:p>
          </table:table-cell>
          <table:table-cell office:value-type="string">
            <text:p>Caisse Primaire d'Assurance Maladie</text:p>
          </table:table-cell>
          <table:table-cell office:value-type="string">
            <text:p>90 allée Almicare Calvetti <text:s text:c="25"/>34000 Montpellier</text:p>
          </table:table-cell>
          <table:table-cell office:value-type="string">
            <text:p>04 99 52 54 49</text:p>
          </table:table-cell>
          <table:table-cell office:value-type="string">
            <text:p>3,82126953167633</text:p>
          </table:table-cell>
          <table:table-cell office:value-type="string">
            <text:p>43,6322018829039</text:p>
          </table:table-cell>
        </table:table-row>
        <table:table-row table:style-name="ro1">
          <table:table-cell office:value-type="float" office:value="109">
            <text:p>109</text:p>
          </table:table-cell>
          <table:table-cell office:value-type="string">
            <text:p>Caisse d'assurance retraite et de la Santé au travail</text:p>
          </table:table-cell>
          <table:table-cell office:value-type="string">
            <text:p>29 cours Gambetta <text:s text:c="18"/>34000 MONTPELLIER</text:p>
          </table:table-cell>
          <table:table-cell office:value-type="string">
            <text:p>04 67 12 94 72</text:p>
          </table:table-cell>
          <table:table-cell office:value-type="string">
            <text:p>3,87064343057042</text:p>
          </table:table-cell>
          <table:table-cell office:value-type="string">
            <text:p>43,6068847626242</text:p>
          </table:table-cell>
        </table:table-row>
        <table:table-row table:style-name="ro1">
          <table:table-cell office:value-type="float" office:value="110">
            <text:p>110</text:p>
          </table:table-cell>
          <table:table-cell office:value-type="string">
            <text:p>Caisse d'assurance retraite et de la Santé au travail</text:p>
          </table:table-cell>
          <table:table-cell office:value-type="string">
            <text:p>Century 2 , 101 place pierre Duhem <text:s text:c="35"/>le millenaire <text:s text:c="26"/>34000 MONTPELLIER</text:p>
          </table:table-cell>
          <table:table-cell office:value-type="string">
            <text:p>04 67 12 94 72</text:p>
          </table:table-cell>
          <table:table-cell office:value-type="string">
            <text:p>3,91465549573187</text:p>
          </table:table-cell>
          <table:table-cell office:value-type="string">
            <text:p>43,6068978500869</text:p>
          </table:table-cell>
        </table:table-row>
        <table:table-row table:style-name="ro1">
          <table:table-cell office:value-type="float" office:value="111">
            <text:p>111</text:p>
          </table:table-cell>
          <table:table-cell office:value-type="string">
            <text:p>Préfecture de l'Hérault</text:p>
          </table:table-cell>
          <table:table-cell office:value-type="string">
            <text:p>34 Place des Martyrs de la résistance <text:s text:c="30"/>34000 MONTPELLIER</text:p>
          </table:table-cell>
          <table:table-cell office:value-type="string">
            <text:p>04 67 61 60 45</text:p>
          </table:table-cell>
          <table:table-cell office:value-type="string">
            <text:p>3,87675679668135</text:p>
          </table:table-cell>
          <table:table-cell office:value-type="string">
            <text:p>43,6114960399587</text:p>
          </table:table-cell>
        </table:table-row>
        <table:table-row table:style-name="ro1">
          <table:table-cell office:value-type="float" office:value="113">
            <text:p>113</text:p>
          </table:table-cell>
          <table:table-cell office:value-type="string">
            <text:p>Cour d'appel</text:p>
          </table:table-cell>
          <table:table-cell office:value-type="string">
            <text:p>1 rue Foch <text:s text:c="30"/>34000 MONTPELLIER</text:p>
          </table:table-cell>
          <table:table-cell office:value-type="string">
            <text:p>04 34 08 81 92</text:p>
          </table:table-cell>
          <table:table-cell office:value-type="string">
            <text:p>3,87282071734522</text:p>
          </table:table-cell>
          <table:table-cell office:value-type="string">
            <text:p>43,6112848970996</text:p>
          </table:table-cell>
        </table:table-row>
        <table:table-row table:style-name="ro1">
          <table:table-cell office:value-type="float" office:value="112">
            <text:p>112</text:p>
          </table:table-cell>
          <table:table-cell office:value-type="string">
            <text:p>Tribunal de grande instance</text:p>
          </table:table-cell>
          <table:table-cell office:value-type="string">
            <text:p>Place Pierre Flotte <text:s text:c="24"/>34000 MONTPELLIER</text:p>
          </table:table-cell>
          <table:table-cell office:value-type="string">
            <text:p>04 67 12 61 09</text:p>
          </table:table-cell>
          <table:table-cell office:value-type="string">
            <text:p>3,86914794017784</text:p>
          </table:table-cell>
          <table:table-cell office:value-type="string">
            <text:p>43,6102006063269</text:p>
          </table:table-cell>
        </table:table-row>
        <table:table-row table:style-name="ro1">
          <table:table-cell office:value-type="float" office:value="115">
            <text:p>115</text:p>
          </table:table-cell>
          <table:table-cell office:value-type="string">
            <text:p>Gare Sncf de Montpellier St Roch</text:p>
          </table:table-cell>
          <table:table-cell office:value-type="string">
            <text:p>1, Place Auguste Gibert <text:s text:c="24"/>34000 MONTPELLIER</text:p>
          </table:table-cell>
          <table:table-cell office:value-type="string">
            <text:p>06 25 91 00 28</text:p>
          </table:table-cell>
          <table:table-cell office:value-type="string">
            <text:p>3,88084502925211</text:p>
          </table:table-cell>
          <table:table-cell office:value-type="string">
            <text:p>43,6047523852628</text:p>
          </table:table-cell>
        </table:table-row>
        <table:table-row table:style-name="ro1">
          <table:table-cell office:value-type="float" office:value="114">
            <text:p>114</text:p>
          </table:table-cell>
          <table:table-cell office:value-type="string">
            <text:p>Hotel de Police de Montpellier</text:p>
          </table:table-cell>
          <table:table-cell office:value-type="string">
            <text:p>206 avenue du Comté de Melgueil <text:s text:c="28"/>34000 MONTPELLIER</text:p>
          </table:table-cell>
          <table:table-cell office:value-type="string">
            <text:p>04 99 13 50 00</text:p>
          </table:table-cell>
          <table:table-cell office:value-type="string">
            <text:p>3,89161633267666</text:p>
          </table:table-cell>
          <table:table-cell office:value-type="string">
            <text:p>43,603513899768</text:p>
          </table:table-cell>
        </table:table-row>
        <table:table-row table:style-name="ro1">
          <table:table-cell office:value-type="float" office:value="116">
            <text:p>116</text:p>
          </table:table-cell>
          <table:table-cell office:value-type="string">
            <text:p>Pharmacie de L'Europe</text:p>
          </table:table-cell>
          <table:table-cell office:value-type="string">
            <text:p>2600 avenue de l'europe <text:s text:c="2"/>34080 MONTPELLIER</text:p>
          </table:table-cell>
          <table:table-cell office:value-type="string">
            <text:p>04 67 75 16 37</text:p>
          </table:table-cell>
          <table:table-cell office:value-type="string">
            <text:p>3,82007583943153</text:p>
          </table:table-cell>
          <table:table-cell office:value-type="string">
            <text:p>43,6418758605771</text:p>
          </table:table-cell>
        </table:table-row>
        <table:table-row table:style-name="ro1">
          <table:table-cell office:value-type="float" office:value="117">
            <text:p>117</text:p>
          </table:table-cell>
          <table:table-cell office:value-type="string">
            <text:p>Pharmacie de l'ovalie</text:p>
          </table:table-cell>
          <table:table-cell office:value-type="string">
            <text:p>2750 Boulevard Paul Valery <text:s text:c="47"/>34070 MONTPELLIER</text:p>
          </table:table-cell>
          <table:table-cell office:value-type="string">
            <text:p>04 67 27 71 72</text:p>
          </table:table-cell>
          <table:table-cell office:value-type="string">
            <text:p>3,84964180769663</text:p>
          </table:table-cell>
          <table:table-cell office:value-type="string">
            <text:p>43,5950383978097</text:p>
          </table:table-cell>
        </table:table-row>
        <table:table-row table:style-name="ro1">
          <table:table-cell office:value-type="float" office:value="118">
            <text:p>118</text:p>
          </table:table-cell>
          <table:table-cell office:value-type="string">
            <text:p>Pharmacie Ravoire</text:p>
          </table:table-cell>
          <table:table-cell office:value-type="string">
            <text:p>33, Rue du Faubourg Saint JAUMES <text:s text:c="22"/>34000 MONTPELLIER</text:p>
          </table:table-cell>
          <table:table-cell office:value-type="string">
            <text:p>04 67 63 38 84</text:p>
          </table:table-cell>
          <table:table-cell office:value-type="string">
            <text:p>3,86983030264785</text:p>
          </table:table-cell>
          <table:table-cell office:value-type="string">
            <text:p>43,6147553510548</text:p>
          </table:table-cell>
        </table:table-row>
        <table:table-row table:style-name="ro1">
          <table:table-cell office:value-type="float" office:value="119">
            <text:p>119</text:p>
          </table:table-cell>
          <table:table-cell office:value-type="string">
            <text:p>Citroen montpellier</text:p>
          </table:table-cell>
          <table:table-cell office:value-type="string">
            <text:p>730 Avenue des pres d'arenes <text:s text:c="23"/>34000 MONTPELLIER</text:p>
          </table:table-cell>
          <table:table-cell office:value-type="string">
            <text:p>04 67 12 67 01</text:p>
          </table:table-cell>
          <table:table-cell office:value-type="string">
            <text:p>3,88299732333175</text:p>
          </table:table-cell>
          <table:table-cell office:value-type="string">
            <text:p>43,5906567856049</text:p>
          </table:table-cell>
        </table:table-row>
        <table:table-row table:style-name="ro1">
          <table:table-cell office:value-type="float" office:value="120">
            <text:p>120</text:p>
          </table:table-cell>
          <table:table-cell office:value-type="string">
            <text:p>Grand Garage de l'Hérault Peugeot Montpellier <text:s text:c="12"/>(commerce)</text:p>
          </table:table-cell>
          <table:table-cell office:value-type="string">
            <text:p>905 rue de l'industrie <text:s text:c="10"/>34007 MONTPELLIER</text:p>
          </table:table-cell>
          <table:table-cell office:value-type="string">
            <text:p>04 67 06 25 02 <text:s text:c="16"/>04 67 06 25 25</text:p>
          </table:table-cell>
          <table:table-cell office:value-type="string">
            <text:p>3,88118576492958</text:p>
          </table:table-cell>
          <table:table-cell office:value-type="string">
            <text:p>43,5829591529706</text:p>
          </table:table-cell>
        </table:table-row>
        <table:table-row table:style-name="ro1">
          <table:table-cell office:value-type="float" office:value="121">
            <text:p>121</text:p>
          </table:table-cell>
          <table:table-cell office:value-type="string">
            <text:p>Grand Garage de l'Hérault Peugeot Montpellier <text:s text:c="12"/>(atelier)</text:p>
          </table:table-cell>
          <table:table-cell office:value-type="string">
            <text:p>905 rue de l'industrie <text:s text:c="10"/>34007 MONTPELLIER</text:p>
          </table:table-cell>
          <table:table-cell office:value-type="string">
            <text:p>04 67 06 25 02 <text:s text:c="16"/>04 67 06 25 25</text:p>
          </table:table-cell>
          <table:table-cell office:value-type="string">
            <text:p>3,88146330454406</text:p>
          </table:table-cell>
          <table:table-cell office:value-type="string">
            <text:p>43,5835668089934</text:p>
          </table:table-cell>
        </table:table-row>
        <table:table-row table:style-name="ro1">
          <table:table-cell office:value-type="float" office:value="122">
            <text:p>122</text:p>
          </table:table-cell>
          <table:table-cell office:value-type="string">
            <text:p>Centre commercial Polygone <text:s text:c="34"/>PC Sécurité <text:s text:c="23"/>(es1 montpellier)</text:p>
          </table:table-cell>
          <table:table-cell office:value-type="string">
            <text:p>1 rue des Pertuisanes <text:s text:c="23"/>34000 MONTPELLIER</text:p>
          </table:table-cell>
          <table:table-cell office:value-type="string">
            <text:p>04 67 99 41 60</text:p>
          </table:table-cell>
          <table:table-cell office:value-type="string">
            <text:p>3,88578382216927</text:p>
          </table:table-cell>
          <table:table-cell office:value-type="string">
            <text:p>43,6083221486189</text:p>
          </table:table-cell>
        </table:table-row>
        <table:table-row table:style-name="ro1">
          <table:table-cell office:value-type="float" office:value="123">
            <text:p>123</text:p>
          </table:table-cell>
          <table:table-cell office:value-type="string">
            <text:p>Fnac Montpellier</text:p>
          </table:table-cell>
          <table:table-cell office:value-type="string">
            <text:p>Centre cial Le Polygone <text:s text:c="2"/>1 rue des Pertuisanes <text:s text:c="23"/>34000 MONTPELLIER</text:p>
          </table:table-cell>
          <table:table-cell office:value-type="string">
            <text:p>04 34 09 06 55</text:p>
          </table:table-cell>
          <table:table-cell office:value-type="string">
            <text:p>3,88567011518647</text:p>
          </table:table-cell>
          <table:table-cell office:value-type="string">
            <text:p>43,6085330470563</text:p>
          </table:table-cell>
        </table:table-row>
        <table:table-row table:style-name="ro1">
          <table:table-cell office:value-type="float" office:value="124">
            <text:p>124</text:p>
          </table:table-cell>
          <table:table-cell office:value-type="string">
            <text:p>Galeries La Fayette</text:p>
          </table:table-cell>
          <table:table-cell office:value-type="string">
            <text:p>Centre cial Le Polygone <text:s text:c="2"/>1 rue des Pertuisanes <text:s text:c="5"/>BP 3521 <text:s text:c="23"/>34000 MONTPELLIER</text:p>
          </table:table-cell>
          <table:table-cell office:value-type="string">
            <text:p>04 67 64 83 00</text:p>
          </table:table-cell>
          <table:table-cell office:value-type="string">
            <text:p>3,88553285006607</text:p>
          </table:table-cell>
          <table:table-cell office:value-type="string">
            <text:p>43,6081092231254</text:p>
          </table:table-cell>
        </table:table-row>
        <table:table-row table:style-name="ro1">
          <table:table-cell office:value-type="float" office:value="125">
            <text:p>125</text:p>
          </table:table-cell>
          <table:table-cell office:value-type="string">
            <text:p>Géant casino <text:s text:c="19"/>Prés d'Arènes <text:s text:c="19"/>(Pc Sécurité)</text:p>
          </table:table-cell>
          <table:table-cell office:value-type="string">
            <text:p><text:s/>504 Avenue du mas <text:s text:c="13"/>d'argelliers <text:s text:c="25"/>34070 MONTPELLIER</text:p>
          </table:table-cell>
          <table:table-cell office:value-type="string">
            <text:p>04 67 86 43 69</text:p>
          </table:table-cell>
          <table:table-cell office:value-type="string">
            <text:p>3,88808523342942</text:p>
          </table:table-cell>
          <table:table-cell office:value-type="string">
            <text:p>43,586264441135</text:p>
          </table:table-cell>
        </table:table-row>
        <table:table-row table:style-name="ro1">
          <table:table-cell office:value-type="float" office:value="126">
            <text:p>126</text:p>
          </table:table-cell>
          <table:table-cell office:value-type="string">
            <text:p>Géant casino <text:s text:c="19"/>Celleneuve <text:s text:c="26"/>(Pc Sécurité)</text:p>
          </table:table-cell>
          <table:table-cell office:value-type="string">
            <text:p>129 bis avenue de Lodève <text:s text:c="26"/>34070 MONTPELLIER</text:p>
          </table:table-cell>
          <table:table-cell office:value-type="string">
            <text:p>04 67 86 43 69 <text:s text:c="13"/>04 99 <text:s/>77 34 00</text:p>
          </table:table-cell>
          <table:table-cell office:value-type="string">
            <text:p>3,83992052015185</text:p>
          </table:table-cell>
          <table:table-cell office:value-type="string">
            <text:p>43,6125224275035</text:p>
          </table:table-cell>
        </table:table-row>
        <table:table-row table:style-name="ro1">
          <table:table-cell office:value-type="float" office:value="127">
            <text:p>127</text:p>
          </table:table-cell>
          <table:table-cell office:value-type="string">
            <text:p>Centre Commercial Odysseum</text:p>
          </table:table-cell>
          <table:table-cell office:value-type="string">
            <text:p>2 place de Lisbonne <text:s text:c="8"/>34000 MONTPELLIER</text:p>
          </table:table-cell>
          <table:table-cell office:value-type="string">
            <text:p>04 67 13 50 55</text:p>
          </table:table-cell>
          <table:table-cell office:value-type="string">
            <text:p>3,92046106179072</text:p>
          </table:table-cell>
          <table:table-cell office:value-type="string">
            <text:p>43,6045260331335</text:p>
          </table:table-cell>
        </table:table-row>
        <table:table-row table:style-name="ro1">
          <table:table-cell office:value-type="float" office:value="128">
            <text:p>128</text:p>
          </table:table-cell>
          <table:table-cell office:value-type="string">
            <text:p>Magasin IKEA</text:p>
          </table:table-cell>
          <table:table-cell office:value-type="string">
            <text:p>Odysseum <text:s text:c="29"/>34000 MONTPELLIER</text:p>
          </table:table-cell>
          <table:table-cell/>
          <table:table-cell office:value-type="string">
            <text:p>3,92438329923687</text:p>
          </table:table-cell>
          <table:table-cell office:value-type="string">
            <text:p>43,6041477817148</text:p>
          </table:table-cell>
        </table:table-row>
        <table:table-row table:style-name="ro1">
          <table:table-cell office:value-type="float" office:value="129">
            <text:p>129</text:p>
          </table:table-cell>
          <table:table-cell office:value-type="string">
            <text:p>Chronopost</text:p>
          </table:table-cell>
          <table:table-cell office:value-type="string">
            <text:p>1129 <text:s/>Rue de la castelle <text:s text:c="11"/>34070 MONTPELLIER</text:p>
          </table:table-cell>
          <table:table-cell office:value-type="string">
            <text:p>04 67 99 11 03 <text:s text:c="19"/>06 69 58 35 62</text:p>
          </table:table-cell>
          <table:table-cell office:value-type="string">
            <text:p>3,86885461893472</text:p>
          </table:table-cell>
          <table:table-cell office:value-type="string">
            <text:p>43,5772303319782</text:p>
          </table:table-cell>
        </table:table-row>
        <table:table-row table:style-name="ro1">
          <table:table-cell office:value-type="float" office:value="130">
            <text:p>130</text:p>
          </table:table-cell>
          <table:table-cell office:value-type="string">
            <text:p>DELL</text:p>
          </table:table-cell>
          <table:table-cell office:value-type="string">
            <text:p>1 rond-point Benjamin Franklin <text:s text:c="30"/>34000 MONTPELLIER</text:p>
          </table:table-cell>
          <table:table-cell office:value-type="string">
            <text:p>06 58 57 85 24</text:p>
          </table:table-cell>
          <table:table-cell office:value-type="string">
            <text:p>3,91169360147975</text:p>
          </table:table-cell>
          <table:table-cell office:value-type="string">
            <text:p>43,6184228864032</text:p>
          </table:table-cell>
        </table:table-row>
        <table:table-row table:style-name="ro1">
          <table:table-cell office:value-type="float" office:value="131">
            <text:p>131</text:p>
          </table:table-cell>
          <table:table-cell office:value-type="string">
            <text:p>France 3 Sud Montpellier</text:p>
          </table:table-cell>
          <table:table-cell office:value-type="string">
            <text:p>10 allée John Napier <text:s text:c="12"/>34000 MONTPELLIER</text:p>
          </table:table-cell>
          <table:table-cell office:value-type="string">
            <text:p>04 67 20 30 40</text:p>
          </table:table-cell>
          <table:table-cell office:value-type="string">
            <text:p>3,90921459780798</text:p>
          </table:table-cell>
          <table:table-cell office:value-type="string">
            <text:p>43,6145658661223</text:p>
          </table:table-cell>
        </table:table-row>
        <table:table-row table:style-name="ro1">
          <table:table-cell office:value-type="float" office:value="132">
            <text:p>132</text:p>
          </table:table-cell>
          <table:table-cell office:value-type="string">
            <text:p>France Telecom</text:p>
          </table:table-cell>
          <table:table-cell office:value-type="string">
            <text:p>245 rue de la Galéra <text:s text:c="20"/>34000 MONTPELLIER</text:p>
          </table:table-cell>
          <table:table-cell office:value-type="string">
            <text:p>04 67 14 66 66</text:p>
          </table:table-cell>
          <table:table-cell office:value-type="string">
            <text:p>3,83704301955449</text:p>
          </table:table-cell>
          <table:table-cell office:value-type="string">
            <text:p>43,6384175720502</text:p>
          </table:table-cell>
        </table:table-row>
        <table:table-row table:style-name="ro1">
          <table:table-cell office:value-type="float" office:value="133">
            <text:p>133</text:p>
          </table:table-cell>
          <table:table-cell office:value-type="string">
            <text:p>Sanofi Aventis</text:p>
          </table:table-cell>
          <table:table-cell office:value-type="string">
            <text:p>371 rue professeur Blayac <text:s text:c="28"/>34000 MONTPELLIER</text:p>
          </table:table-cell>
          <table:table-cell office:value-type="string">
            <text:p>04 99 77 78 79</text:p>
          </table:table-cell>
          <table:table-cell office:value-type="string">
            <text:p>3,82943569760855</text:p>
          </table:table-cell>
          <table:table-cell office:value-type="string">
            <text:p>43,6234283430937</text:p>
          </table:table-cell>
        </table:table-row>
        <table:table-row table:style-name="ro1">
          <table:table-cell office:value-type="float" office:value="134">
            <text:p>134</text:p>
          </table:table-cell>
          <table:table-cell office:value-type="string">
            <text:p>Veolia Eau</text:p>
          </table:table-cell>
          <table:table-cell office:value-type="string">
            <text:p>765 rue Henri Becquerel <text:s text:c="5"/>BP41246 <text:s text:c="37"/>34965 MONTPELLIER CEDEX 2</text:p>
          </table:table-cell>
          <table:table-cell office:value-type="string">
            <text:p>04 67 20 73 73 <text:s text:c="30"/>06 20 69 33 70</text:p>
          </table:table-cell>
          <table:table-cell office:value-type="string">
            <text:p>3,91517278210411</text:p>
          </table:table-cell>
          <table:table-cell office:value-type="string">
            <text:p>43,612096722739</text:p>
          </table:table-cell>
        </table:table-row>
        <table:table-row table:style-name="ro1">
          <table:table-cell office:value-type="float" office:value="135">
            <text:p>135</text:p>
          </table:table-cell>
          <table:table-cell office:value-type="string">
            <text:p>Banque de France</text:p>
          </table:table-cell>
          <table:table-cell office:value-type="string">
            <text:p>98 avenue de Lodève <text:s text:c="16"/>34061 MONTPELLIER</text:p>
          </table:table-cell>
          <table:table-cell office:value-type="string">
            <text:p>04 67 06 79 74</text:p>
          </table:table-cell>
          <table:table-cell office:value-type="string">
            <text:p>3,85350136943136</text:p>
          </table:table-cell>
          <table:table-cell office:value-type="string">
            <text:p>43,6102729619807</text:p>
          </table:table-cell>
        </table:table-row>
        <table:table-row table:style-name="ro1">
          <table:table-cell office:value-type="float" office:value="136">
            <text:p>136</text:p>
          </table:table-cell>
          <table:table-cell office:value-type="string">
            <text:p>Mutuelle des motards</text:p>
          </table:table-cell>
          <table:table-cell office:value-type="string">
            <text:p>1056 rue de la croix verte <text:s text:c="23"/>34294 MONTPELLIER</text:p>
          </table:table-cell>
          <table:table-cell office:value-type="string">
            <text:p>04 67 72 73 20</text:p>
          </table:table-cell>
          <table:table-cell office:value-type="string">
            <text:p>3,84315528199888</text:p>
          </table:table-cell>
          <table:table-cell office:value-type="string">
            <text:p>43,642457500046</text:p>
          </table:table-cell>
        </table:table-row>
        <table:table-row table:style-name="ro1">
          <table:table-cell office:value-type="float" office:value="137">
            <text:p>137</text:p>
          </table:table-cell>
          <table:table-cell office:value-type="string">
            <text:p>Mutuelle des motards</text:p>
          </table:table-cell>
          <table:table-cell office:value-type="string">
            <text:p>1027 rue de la croix verte <text:s text:c="23"/>34294 MONTPELLIER</text:p>
          </table:table-cell>
          <table:table-cell office:value-type="string">
            <text:p>04 67 72 73 20</text:p>
          </table:table-cell>
          <table:table-cell office:value-type="string">
            <text:p>3,84351021937092</text:p>
          </table:table-cell>
          <table:table-cell office:value-type="string">
            <text:p>43,6430362920199</text:p>
          </table:table-cell>
        </table:table-row>
        <table:table-row table:style-name="ro1">
          <table:table-cell office:value-type="float" office:value="138">
            <text:p>138</text:p>
          </table:table-cell>
          <table:table-cell office:value-type="string">
            <text:p>Groupama Sud</text:p>
          </table:table-cell>
          <table:table-cell office:value-type="string">
            <text:p>Place Jean Antoine de Chaptal <text:s text:c="29"/>34000 MONTPELLIER</text:p>
          </table:table-cell>
          <table:table-cell office:value-type="string">
            <text:p>04 67 34 78 86</text:p>
          </table:table-cell>
          <table:table-cell office:value-type="string">
            <text:p>3,86748181412747</text:p>
          </table:table-cell>
          <table:table-cell office:value-type="string">
            <text:p>43,6031265793569</text:p>
          </table:table-cell>
        </table:table-row>
        <table:table-row table:style-name="ro1">
          <table:table-cell office:value-type="float" office:value="139">
            <text:p>139</text:p>
          </table:table-cell>
          <table:table-cell office:value-type="string">
            <text:p>Montpellier beton <text:s text:c="21"/>SERVANT Prestations</text:p>
          </table:table-cell>
          <table:table-cell office:value-type="string">
            <text:p>1, Rue de la Première Écluse <text:s text:c="28"/>34070 MONTPELLIER</text:p>
          </table:table-cell>
          <table:table-cell office:value-type="string">
            <text:p>04 67 92 15 10</text:p>
          </table:table-cell>
          <table:table-cell office:value-type="string">
            <text:p>3,89578183610751</text:p>
          </table:table-cell>
          <table:table-cell office:value-type="string">
            <text:p>43,5877632296267</text:p>
          </table:table-cell>
        </table:table-row>
        <table:table-row table:style-name="ro1">
          <table:table-cell office:value-type="float" office:value="140">
            <text:p>140</text:p>
          </table:table-cell>
          <table:table-cell office:value-type="string">
            <text:p>Hôtel IBIS Centre Comédie</text:p>
          </table:table-cell>
          <table:table-cell office:value-type="string">
            <text:p>Allée Jules Milhau <text:s text:c="6"/>Immeuble le Triangle <text:s text:c="14"/>34000 MONTPELLIER</text:p>
          </table:table-cell>
          <table:table-cell office:value-type="string">
            <text:p>04 99 13 29 99</text:p>
          </table:table-cell>
          <table:table-cell office:value-type="string">
            <text:p>3,88315927070696</text:p>
          </table:table-cell>
          <table:table-cell office:value-type="string">
            <text:p>43,6089881225671</text:p>
          </table:table-cell>
        </table:table-row>
        <table:table-row table:style-name="ro1">
          <table:table-cell office:value-type="float" office:value="141">
            <text:p>141</text:p>
          </table:table-cell>
          <table:table-cell office:value-type="string">
            <text:p>Hôtel IBIS Montpellier Sud</text:p>
          </table:table-cell>
          <table:table-cell office:value-type="string">
            <text:p>164 avenue palavas <text:s text:c="16"/>34070 MONTPELLIER</text:p>
          </table:table-cell>
          <table:table-cell office:value-type="string">
            <text:p>04 67 <text:s/>58 82 30</text:p>
          </table:table-cell>
          <table:table-cell office:value-type="string">
            <text:p>3,89172749729087</text:p>
          </table:table-cell>
          <table:table-cell office:value-type="string">
            <text:p>43,5892502551644</text:p>
          </table:table-cell>
        </table:table-row>
        <table:table-row table:style-name="ro1">
          <table:table-cell office:value-type="float" office:value="142">
            <text:p>142</text:p>
          </table:table-cell>
          <table:table-cell office:value-type="string">
            <text:p>Hotel mercure</text:p>
          </table:table-cell>
          <table:table-cell office:value-type="string">
            <text:p>Carrefour de l'aeroport <text:s text:c="14"/>34000 MONTPELLIER</text:p>
          </table:table-cell>
          <table:table-cell office:value-type="string">
            <text:p>04 67 20 63 63</text:p>
          </table:table-cell>
          <table:table-cell office:value-type="string">
            <text:p>3,8940718175978</text:p>
          </table:table-cell>
          <table:table-cell office:value-type="string">
            <text:p>43,6089445631649</text:p>
          </table:table-cell>
        </table:table-row>
        <table:table-row table:style-name="ro1">
          <table:table-cell office:value-type="float" office:value="143">
            <text:p>143</text:p>
          </table:table-cell>
          <table:table-cell office:value-type="string">
            <text:p>Hotel mercure centre</text:p>
          </table:table-cell>
          <table:table-cell office:value-type="string">
            <text:p>Rue de la Spirale <text:s text:c="15"/>34000 MONTPELLIER</text:p>
          </table:table-cell>
          <table:table-cell office:value-type="string">
            <text:p>04 67 99 89 89</text:p>
          </table:table-cell>
          <table:table-cell office:value-type="string">
            <text:p>3,88547541488289</text:p>
          </table:table-cell>
          <table:table-cell office:value-type="string">
            <text:p>43,6090902690373</text:p>
          </table:table-cell>
        </table:table-row>
        <table:table-row table:style-name="ro1">
          <table:table-cell office:value-type="float" office:value="144">
            <text:p>144</text:p>
          </table:table-cell>
          <table:table-cell office:value-type="string">
            <text:p>Hôtel NOVOTEL</text:p>
          </table:table-cell>
          <table:table-cell office:value-type="string">
            <text:p>125 avenue Palavas <text:s text:c="23"/>34070 MONTPELLIER</text:p>
          </table:table-cell>
          <table:table-cell office:value-type="string">
            <text:p>04 99 52 34 34</text:p>
          </table:table-cell>
          <table:table-cell office:value-type="string">
            <text:p>3,89234991103325</text:p>
          </table:table-cell>
          <table:table-cell office:value-type="string">
            <text:p>43,5895487658564</text:p>
          </table:table-cell>
        </table:table-row>
        <table:table-row table:style-name="ro1">
          <table:table-cell office:value-type="float" office:value="145">
            <text:p>145</text:p>
          </table:table-cell>
          <table:table-cell office:value-type="string">
            <text:p>CRS 56</text:p>
          </table:table-cell>
          <table:table-cell office:value-type="string">
            <text:p>1 Rue Louis Lépine <text:s text:c="13"/>34000 MONTPELLIER</text:p>
          </table:table-cell>
          <table:table-cell office:value-type="string">
            <text:p>04 67 13 17 00</text:p>
          </table:table-cell>
          <table:table-cell office:value-type="string">
            <text:p>3,90653250762828</text:p>
          </table:table-cell>
          <table:table-cell office:value-type="string">
            <text:p>43,6122198808195</text:p>
          </table:table-cell>
        </table:table-row>
        <table:table-row table:style-name="ro1">
          <table:table-cell office:value-type="float" office:value="146">
            <text:p>146</text:p>
          </table:table-cell>
          <table:table-cell office:value-type="string">
            <text:p>Accueil clinique du millenaire <text:s text:c="29"/>Accueil</text:p>
          </table:table-cell>
          <table:table-cell office:value-type="string">
            <text:p>220 bd penelope <text:s text:c="10"/>34000 MONTPELLIER</text:p>
          </table:table-cell>
          <table:table-cell office:value-type="string">
            <text:p>04 99 53 61 03</text:p>
          </table:table-cell>
          <table:table-cell office:value-type="string">
            <text:p>3,91375491076165</text:p>
          </table:table-cell>
          <table:table-cell office:value-type="string">
            <text:p>43,6020754291092</text:p>
          </table:table-cell>
        </table:table-row>
        <table:table-row table:style-name="ro1">
          <table:table-cell office:value-type="float" office:value="147">
            <text:p>147</text:p>
          </table:table-cell>
          <table:table-cell office:value-type="string">
            <text:p>Accueil clinique du millenaire <text:s text:c="39"/>Urgences</text:p>
          </table:table-cell>
          <table:table-cell office:value-type="string">
            <text:p>220 bd penelope <text:s text:c="10"/>34000 MONTPELLIER</text:p>
          </table:table-cell>
          <table:table-cell office:value-type="string">
            <text:p>04 99 53 61 03</text:p>
          </table:table-cell>
          <table:table-cell office:value-type="string">
            <text:p>3,91353989374935</text:p>
          </table:table-cell>
          <table:table-cell office:value-type="string">
            <text:p>43,6014966033821</text:p>
          </table:table-cell>
        </table:table-row>
        <table:table-row table:style-name="ro1">
          <table:table-cell office:value-type="float" office:value="148">
            <text:p>148</text:p>
          </table:table-cell>
          <table:table-cell office:value-type="string">
            <text:p>Ametra</text:p>
          </table:table-cell>
          <table:table-cell office:value-type="string">
            <text:p>201 place de Thessalie <text:s text:c="8"/>34000 MONTPELLIER</text:p>
          </table:table-cell>
          <table:table-cell office:value-type="string">
            <text:p>04 67 84 76 40</text:p>
          </table:table-cell>
          <table:table-cell office:value-type="string">
            <text:p>3,89226740440157</text:p>
          </table:table-cell>
          <table:table-cell office:value-type="string">
            <text:p>43,6075603632208</text:p>
          </table:table-cell>
        </table:table-row>
        <table:table-row table:style-name="ro1">
          <table:table-cell office:value-type="float" office:value="149">
            <text:p>149</text:p>
          </table:table-cell>
          <table:table-cell office:value-type="string">
            <text:p>apec</text:p>
          </table:table-cell>
          <table:table-cell office:value-type="string">
            <text:p>170 rue leon blum <text:s text:c="9"/>34000 MONTPELLIER</text:p>
          </table:table-cell>
          <table:table-cell/>
          <table:table-cell office:value-type="string">
            <text:p>3,89052741878513</text:p>
          </table:table-cell>
          <table:table-cell office:value-type="string">
            <text:p>43,6087911504281</text:p>
          </table:table-cell>
        </table:table-row>
        <table:table-row table:style-name="ro1">
          <table:table-cell office:value-type="float" office:value="150">
            <text:p>150</text:p>
          </table:table-cell>
          <table:table-cell office:value-type="string">
            <text:p>Arcade SFGE</text:p>
          </table:table-cell>
          <table:table-cell office:value-type="string">
            <text:p>1-55 Rue de la Constituante <text:s text:c="22"/>34000 MONTPELLIER</text:p>
          </table:table-cell>
          <table:table-cell/>
          <table:table-cell office:value-type="string">
            <text:p>3,89422323604739</text:p>
          </table:table-cell>
          <table:table-cell office:value-type="string">
            <text:p>43,6019066687056</text:p>
          </table:table-cell>
        </table:table-row>
        <table:table-row table:style-name="ro1">
          <table:table-cell office:value-type="float" office:value="151">
            <text:p>151</text:p>
          </table:table-cell>
          <table:table-cell office:value-type="string">
            <text:p>ASPM SECTION AFPS</text:p>
          </table:table-cell>
          <table:table-cell office:value-type="string">
            <text:p>1635 Avenue Albert Einstein <text:s text:c="34"/>34000 MONTPELLIER</text:p>
          </table:table-cell>
          <table:table-cell/>
          <table:table-cell office:value-type="string">
            <text:p>3,9167804322775</text:p>
          </table:table-cell>
          <table:table-cell office:value-type="string">
            <text:p>43,6113532636814</text:p>
          </table:table-cell>
        </table:table-row>
        <table:table-row table:style-name="ro1">
          <table:table-cell office:value-type="float" office:value="152">
            <text:p>152</text:p>
          </table:table-cell>
          <table:table-cell office:value-type="string">
            <text:p>Cafétéria UFR AES</text:p>
          </table:table-cell>
          <table:table-cell office:value-type="string">
            <text:p>257-269 Rue Vendémiaire <text:s/>34000 MONTPELLIER</text:p>
          </table:table-cell>
          <table:table-cell/>
          <table:table-cell office:value-type="string">
            <text:p>3,89935218745248</text:p>
          </table:table-cell>
          <table:table-cell office:value-type="string">
            <text:p>43,603025020351</text:p>
          </table:table-cell>
        </table:table-row>
        <table:table-row table:style-name="ro1">
          <table:table-cell office:value-type="float" office:value="153">
            <text:p>153</text:p>
          </table:table-cell>
          <table:table-cell office:value-type="string">
            <text:p>Caisse MSA Languedoc</text:p>
          </table:table-cell>
          <table:table-cell office:value-type="string">
            <text:p>4 place Jean Antoine de Chaptal <text:s text:c="28"/>34000 MONTPELLIER</text:p>
          </table:table-cell>
          <table:table-cell/>
          <table:table-cell office:value-type="string">
            <text:p>3,86725032663434</text:p>
          </table:table-cell>
          <table:table-cell office:value-type="string">
            <text:p>43,6029957496972</text:p>
          </table:table-cell>
        </table:table-row>
        <table:table-row table:style-name="ro1">
          <table:table-cell office:value-type="float" office:value="154">
            <text:p>154</text:p>
          </table:table-cell>
          <table:table-cell office:value-type="string">
            <text:p>Centre Mutualiste Neurologique PROPARA</text:p>
          </table:table-cell>
          <table:table-cell office:value-type="string">
            <text:p>263 Rue du Caducée <text:s text:c="19"/>34000 MONTPELLIER</text:p>
          </table:table-cell>
          <table:table-cell/>
          <table:table-cell office:value-type="string">
            <text:p>3,83221040954412</text:p>
          </table:table-cell>
          <table:table-cell office:value-type="string">
            <text:p>43,6433843496942</text:p>
          </table:table-cell>
        </table:table-row>
        <table:table-row table:style-name="ro1">
          <table:table-cell office:value-type="float" office:value="155">
            <text:p>155</text:p>
          </table:table-cell>
          <table:table-cell office:value-type="string">
            <text:p>Communaute d Agglomeration de Montpellier</text:p>
          </table:table-cell>
          <table:table-cell office:value-type="string">
            <text:p>50 place Zeus</text:p>
          </table:table-cell>
          <table:table-cell/>
          <table:table-cell office:value-type="string">
            <text:p>3,8906414844389</text:p>
          </table:table-cell>
          <table:table-cell office:value-type="string">
            <text:p>43,6076132052153</text:p>
          </table:table-cell>
        </table:table-row>
        <table:table-row table:style-name="ro1">
          <table:table-cell office:value-type="float" office:value="156">
            <text:p>156</text:p>
          </table:table-cell>
          <table:table-cell office:value-type="string">
            <text:p>D.D.S.I.S. HERAULT</text:p>
          </table:table-cell>
          <table:table-cell office:value-type="string">
            <text:p>2 Rue Duval-Jouve <text:s text:c="17"/>34000 MONTPELLIER</text:p>
          </table:table-cell>
          <table:table-cell/>
          <table:table-cell office:value-type="string">
            <text:p>3,86542459122745</text:p>
          </table:table-cell>
          <table:table-cell office:value-type="string">
            <text:p>43,610311327355</text:p>
          </table:table-cell>
        </table:table-row>
        <table:table-row table:style-name="ro1">
          <table:table-cell office:value-type="float" office:value="157">
            <text:p>157</text:p>
          </table:table-cell>
          <table:table-cell office:value-type="string">
            <text:p>DDTM34 - site du Millénaire</text:p>
          </table:table-cell>
          <table:table-cell office:value-type="string">
            <text:p>233 rue Guglielmo Marconi <text:s text:c="31"/>34000 MONTPELLIER</text:p>
          </table:table-cell>
          <table:table-cell/>
          <table:table-cell office:value-type="string">
            <text:p>3,91125189536332</text:p>
          </table:table-cell>
          <table:table-cell office:value-type="string">
            <text:p>43,6121330162831</text:p>
          </table:table-cell>
        </table:table-row>
        <table:table-row table:style-name="ro1">
          <table:table-cell office:value-type="float" office:value="158">
            <text:p>158</text:p>
          </table:table-cell>
          <table:table-cell office:value-type="string">
            <text:p>Ecole Supérieure Des Beaux Arts</text:p>
          </table:table-cell>
          <table:table-cell office:value-type="string">
            <text:p>130 Rue Yehudi Menuhin <text:s text:c="13"/>34000 MONTPELLIER</text:p>
          </table:table-cell>
          <table:table-cell/>
          <table:table-cell office:value-type="string">
            <text:p>3,88398298908056</text:p>
          </table:table-cell>
          <table:table-cell office:value-type="string">
            <text:p>43,6171934153182</text:p>
          </table:table-cell>
        </table:table-row>
        <table:table-row table:style-name="ro1">
          <table:table-cell office:value-type="float" office:value="159">
            <text:p>159</text:p>
          </table:table-cell>
          <table:table-cell office:value-type="string">
            <text:p>Faculté de Droit</text:p>
          </table:table-cell>
          <table:table-cell office:value-type="string">
            <text:p>Rue de l'Ecole Mage <text:s text:c="13"/>34000 MONTPELLIER</text:p>
          </table:table-cell>
          <table:table-cell/>
          <table:table-cell office:value-type="string">
            <text:p>3,87687944359565</text:p>
          </table:table-cell>
          <table:table-cell office:value-type="string">
            <text:p>43,6137132951212</text:p>
          </table:table-cell>
        </table:table-row>
        <table:table-row table:style-name="ro1">
          <table:table-cell office:value-type="float" office:value="160">
            <text:p>160</text:p>
          </table:table-cell>
          <table:table-cell office:value-type="string">
            <text:p>faculte de pharmacie</text:p>
          </table:table-cell>
          <table:table-cell office:value-type="string">
            <text:p>15 avenue charles flahault <text:s text:c="24"/>34000 MONTPELLIER</text:p>
          </table:table-cell>
          <table:table-cell/>
          <table:table-cell office:value-type="string">
            <text:p>3,86185840432793</text:p>
          </table:table-cell>
          <table:table-cell office:value-type="string">
            <text:p>43,6239506766346</text:p>
          </table:table-cell>
        </table:table-row>
        <table:table-row table:style-name="ro1">
          <table:table-cell office:value-type="float" office:value="161">
            <text:p>161</text:p>
          </table:table-cell>
          <table:table-cell office:value-type="string">
            <text:p>fafsea</text:p>
          </table:table-cell>
          <table:table-cell office:value-type="string">
            <text:p>2460 avenue albert einstein <text:s text:c="32"/>34000 MONTPELLIER</text:p>
          </table:table-cell>
          <table:table-cell/>
          <table:table-cell office:value-type="string">
            <text:p>3,92771433730696</text:p>
          </table:table-cell>
          <table:table-cell office:value-type="string">
            <text:p>43,6106200898298</text:p>
          </table:table-cell>
        </table:table-row>
        <table:table-row table:style-name="ro1">
          <table:table-cell office:value-type="float" office:value="162">
            <text:p>162</text:p>
          </table:table-cell>
          <table:table-cell office:value-type="string">
            <text:p>Hotel des impots</text:p>
          </table:table-cell>
          <table:table-cell office:value-type="string">
            <text:p>40 rue de louvois <text:s text:c="17"/>34000 MONTPELLIER</text:p>
          </table:table-cell>
          <table:table-cell/>
          <table:table-cell office:value-type="string">
            <text:p>3,81969688714667</text:p>
          </table:table-cell>
          <table:table-cell office:value-type="string">
            <text:p>43,6323423132911</text:p>
          </table:table-cell>
        </table:table-row>
        <table:table-row table:style-name="ro1">
          <table:table-cell office:value-type="float" office:value="163">
            <text:p>163</text:p>
          </table:table-cell>
          <table:table-cell office:value-type="string">
            <text:p>Inset de Montpellier</text:p>
          </table:table-cell>
          <table:table-cell office:value-type="string">
            <text:p>76 Place de la Révolution <text:s text:c="2"/>34000 MONTPELLIER</text:p>
          </table:table-cell>
          <table:table-cell/>
          <table:table-cell office:value-type="string">
            <text:p>3,89825148899358</text:p>
          </table:table-cell>
          <table:table-cell office:value-type="string">
            <text:p>43,6039740268785</text:p>
          </table:table-cell>
        </table:table-row>
        <table:table-row table:style-name="ro1">
          <table:table-cell office:value-type="float" office:value="164">
            <text:p>164</text:p>
          </table:table-cell>
          <table:table-cell office:value-type="string">
            <text:p>maison agriculture</text:p>
          </table:table-cell>
          <table:table-cell office:value-type="string">
            <text:p>place chaptal <text:s text:c="32"/>34000 MONTPELLIER</text:p>
          </table:table-cell>
          <table:table-cell/>
          <table:table-cell office:value-type="string">
            <text:p>3,86633327325595</text:p>
          </table:table-cell>
          <table:table-cell office:value-type="string">
            <text:p>43,6038860913024</text:p>
          </table:table-cell>
        </table:table-row>
        <table:table-row table:style-name="ro1">
          <table:table-cell office:value-type="float" office:value="165">
            <text:p>165</text:p>
          </table:table-cell>
          <table:table-cell office:value-type="string">
            <text:p>TALCO LR</text:p>
          </table:table-cell>
          <table:table-cell office:value-type="string">
            <text:p>40 rue de Pinville <text:s text:c="13"/>34000 MONTPELLIER</text:p>
          </table:table-cell>
          <table:table-cell/>
          <table:table-cell office:value-type="string">
            <text:p>3,90506063238055</text:p>
          </table:table-cell>
          <table:table-cell office:value-type="string">
            <text:p>43,6138087474829</text:p>
          </table:table-cell>
        </table:table-row>
        <table:table-row table:style-name="ro1">
          <table:table-cell office:value-type="float" office:value="166">
            <text:p>166</text:p>
          </table:table-cell>
          <table:table-cell office:value-type="string">
            <text:p>Zenith Sud</text:p>
          </table:table-cell>
          <table:table-cell office:value-type="string">
            <text:p>avenue Albert Einstein <text:s text:c="20"/>34000 MONTPELLIER</text:p>
          </table:table-cell>
          <table:table-cell/>
          <table:table-cell office:value-type="string">
            <text:p>3,93074702939992</text:p>
          </table:table-cell>
          <table:table-cell office:value-type="string">
            <text:p>43,6128228432964</text:p>
          </table:table-cell>
        </table:table-row>
        <table:table-row table:style-name="ro1">
          <table:table-cell office:value-type="float" office:value="168">
            <text:p>168</text:p>
          </table:table-cell>
          <table:table-cell office:value-type="string">
            <text:p>Action d'Urgence Internationale</text:p>
          </table:table-cell>
          <table:table-cell office:value-type="string">
            <text:p>1401 rue de fontcouverte <text:s text:c="18"/>34070 MONTPELLIER</text:p>
          </table:table-cell>
          <table:table-cell/>
          <table:table-cell office:value-type="string">
            <text:p>3,85255897515535</text:p>
          </table:table-cell>
          <table:table-cell office:value-type="string">
            <text:p>43,5935288046927</text:p>
          </table:table-cell>
        </table:table-row>
        <table:table-row table:style-name="ro1">
          <table:table-cell office:value-type="float" office:value="169">
            <text:p>169</text:p>
          </table:table-cell>
          <table:table-cell office:value-type="string">
            <text:p>Cfpmea</text:p>
          </table:table-cell>
          <table:table-cell office:value-type="string">
            <text:p>501 des metairies de saysset <text:s text:c="34"/>34070 MONTPELLIER</text:p>
          </table:table-cell>
          <table:table-cell/>
          <table:table-cell office:value-type="string">
            <text:p>3,89423707713714</text:p>
          </table:table-cell>
          <table:table-cell office:value-type="string">
            <text:p>43,5906087749725</text:p>
          </table:table-cell>
        </table:table-row>
        <table:table-row table:style-name="ro1">
          <table:table-cell office:value-type="float" office:value="172">
            <text:p>172</text:p>
          </table:table-cell>
          <table:table-cell office:value-type="string">
            <text:p>Amphitheatre d'O</text:p>
          </table:table-cell>
          <table:table-cell office:value-type="string">
            <text:p>121 Rue de la Carriérasse <text:s text:c="17"/>34090 MONTPELLIER</text:p>
          </table:table-cell>
          <table:table-cell/>
          <table:table-cell office:value-type="string">
            <text:p>3,83507767297601</text:p>
          </table:table-cell>
          <table:table-cell office:value-type="string">
            <text:p>43,6351213340499</text:p>
          </table:table-cell>
        </table:table-row>
        <table:table-row table:style-name="ro1">
          <table:table-cell office:value-type="float" office:value="173">
            <text:p>173</text:p>
          </table:table-cell>
          <table:table-cell office:value-type="string">
            <text:p>Bâtiment k Iut montpellier 2</text:p>
          </table:table-cell>
          <table:table-cell office:value-type="string">
            <text:p>139 Avenue d'Occitanie <text:s text:c="22"/>34090 MONTPELLIER</text:p>
          </table:table-cell>
          <table:table-cell/>
          <table:table-cell office:value-type="string">
            <text:p>3,85149578101552</text:p>
          </table:table-cell>
          <table:table-cell office:value-type="string">
            <text:p>43,6350358178596</text:p>
          </table:table-cell>
        </table:table-row>
        <table:table-row table:style-name="ro1">
          <table:table-cell office:value-type="float" office:value="174">
            <text:p>174</text:p>
          </table:table-cell>
          <table:table-cell office:value-type="string">
            <text:p>Bibliotheque st charles</text:p>
          </table:table-cell>
          <table:table-cell office:value-type="string">
            <text:p>Rue auguste broussonnet <text:s text:c="24"/>34090 MONTPELLIER</text:p>
          </table:table-cell>
          <table:table-cell/>
          <table:table-cell office:value-type="string">
            <text:p>3,87258316660111</text:p>
          </table:table-cell>
          <table:table-cell office:value-type="string">
            <text:p>43,6155361363529</text:p>
          </table:table-cell>
        </table:table-row>
        <table:table-row table:style-name="ro1">
          <table:table-cell office:value-type="float" office:value="175">
            <text:p>175</text:p>
          </table:table-cell>
          <table:table-cell office:value-type="string">
            <text:p>Centre de formation professionnel croix rouge</text:p>
          </table:table-cell>
          <table:table-cell office:value-type="string">
            <text:p>Rue de la valesière <text:s text:c="19"/>34090 MONTPELLIER</text:p>
          </table:table-cell>
          <table:table-cell/>
          <table:table-cell office:value-type="string">
            <text:p>3,83009545801086</text:p>
          </table:table-cell>
          <table:table-cell office:value-type="string">
            <text:p>43,6415334891597</text:p>
          </table:table-cell>
        </table:table-row>
        <table:table-row table:style-name="ro1">
          <table:table-cell office:value-type="float" office:value="176">
            <text:p>176</text:p>
          </table:table-cell>
          <table:table-cell office:value-type="string">
            <text:p>Chru</text:p>
          </table:table-cell>
          <table:table-cell office:value-type="string">
            <text:p>Avenue Augustin Fliche <text:s text:c="30"/>34090 MONTPELLIER</text:p>
          </table:table-cell>
          <table:table-cell/>
          <table:table-cell office:value-type="string">
            <text:p>3,86151292659671</text:p>
          </table:table-cell>
          <table:table-cell office:value-type="string">
            <text:p>43,6295976450315</text:p>
          </table:table-cell>
        </table:table-row>
        <table:table-row table:style-name="ro1">
          <table:table-cell office:value-type="float" office:value="177">
            <text:p>177</text:p>
          </table:table-cell>
          <table:table-cell office:value-type="string">
            <text:p>Chru euromed</text:p>
          </table:table-cell>
          <table:table-cell office:value-type="string">
            <text:p>Rue du caduce <text:s text:c="24"/>34090 MONTPELLIER</text:p>
          </table:table-cell>
          <table:table-cell/>
          <table:table-cell office:value-type="string">
            <text:p>3,8350137442276</text:p>
          </table:table-cell>
          <table:table-cell office:value-type="string">
            <text:p>43,6425510639908</text:p>
          </table:table-cell>
        </table:table-row>
        <table:table-row table:style-name="ro1">
          <table:table-cell office:value-type="float" office:value="179">
            <text:p>179</text:p>
          </table:table-cell>
          <table:table-cell office:value-type="string">
            <text:p>CHU Lapeyronie hall d'accueil</text:p>
          </table:table-cell>
          <table:table-cell office:value-type="string">
            <text:p>Pont Lapeyronie <text:s text:c="27"/>34090 MONTPELLIER</text:p>
          </table:table-cell>
          <table:table-cell/>
          <table:table-cell office:value-type="string">
            <text:p>3,85207580919409</text:p>
          </table:table-cell>
          <table:table-cell office:value-type="string">
            <text:p>43,6301375533552</text:p>
          </table:table-cell>
        </table:table-row>
        <table:table-row table:style-name="ro1">
          <table:table-cell office:value-type="float" office:value="178">
            <text:p>178</text:p>
          </table:table-cell>
          <table:table-cell office:value-type="string">
            <text:p>Chru lapeyronie</text:p>
          </table:table-cell>
          <table:table-cell office:value-type="string">
            <text:p>Avenue du doyen gaston giraud <text:s text:c="33"/>34090 MONTPELLIER</text:p>
          </table:table-cell>
          <table:table-cell/>
          <table:table-cell office:value-type="string">
            <text:p>3,85081289792181</text:p>
          </table:table-cell>
          <table:table-cell office:value-type="string">
            <text:p>43,6313023033573</text:p>
          </table:table-cell>
        </table:table-row>
        <table:table-row table:style-name="ro1">
          <table:table-cell office:value-type="float" office:value="181">
            <text:p>181</text:p>
          </table:table-cell>
          <table:table-cell office:value-type="string">
            <text:p>Ipl santé envirronement durable Méditerrranée</text:p>
          </table:table-cell>
          <table:table-cell office:value-type="string">
            <text:p>778 rue de la croix verte <text:s text:c="17"/>34090 MONTPELLIER</text:p>
          </table:table-cell>
          <table:table-cell/>
          <table:table-cell office:value-type="string">
            <text:p>3,84083465416705</text:p>
          </table:table-cell>
          <table:table-cell office:value-type="string">
            <text:p>43,6447155674701</text:p>
          </table:table-cell>
        </table:table-row>
        <table:table-row table:style-name="ro1">
          <table:table-cell office:value-type="float" office:value="182">
            <text:p>182</text:p>
          </table:table-cell>
          <table:table-cell office:value-type="string">
            <text:p>Les Jardins de Grasse</text:p>
          </table:table-cell>
          <table:table-cell office:value-type="string">
            <text:p>1482 Rue de Saint-Priest <text:s text:c="27"/>34090 MONTPELLIER</text:p>
          </table:table-cell>
          <table:table-cell/>
          <table:table-cell office:value-type="string">
            <text:p>3,83534242743301</text:p>
          </table:table-cell>
          <table:table-cell office:value-type="string">
            <text:p>43,6375404910418</text:p>
          </table:table-cell>
        </table:table-row>
        <table:table-row table:style-name="ro1">
          <table:table-cell office:value-type="float" office:value="183">
            <text:p>183</text:p>
          </table:table-cell>
          <table:table-cell office:value-type="string">
            <text:p>Parcs Nationaux de France</text:p>
          </table:table-cell>
          <table:table-cell office:value-type="string">
            <text:p>1037 rue Jean François Breton <text:s text:c="27"/>34090 MONTPELLIER</text:p>
          </table:table-cell>
          <table:table-cell/>
          <table:table-cell office:value-type="string">
            <text:p>3,87871736858804</text:p>
          </table:table-cell>
          <table:table-cell office:value-type="string">
            <text:p>43,6474178784164</text:p>
          </table:table-cell>
        </table:table-row>
        <table:table-row table:style-name="ro1">
          <table:table-cell office:value-type="float" office:value="187">
            <text:p>187</text:p>
          </table:table-cell>
          <table:table-cell office:value-type="string">
            <text:p>Cirad</text:p>
          </table:table-cell>
          <table:table-cell office:value-type="string">
            <text:p>Avenue agropolis <text:s text:c="4"/>34398 MONTPELLIER</text:p>
          </table:table-cell>
          <table:table-cell/>
          <table:table-cell office:value-type="string">
            <text:p>3,868430789818</text:p>
          </table:table-cell>
          <table:table-cell office:value-type="string">
            <text:p>43,6504884118088</text:p>
          </table:table-cell>
        </table:table-row>
        <table:table-row table:style-name="ro1">
          <table:table-cell office:value-type="float" office:value="188">
            <text:p>188</text:p>
          </table:table-cell>
          <table:table-cell office:value-type="string">
            <text:p>Mornay</text:p>
          </table:table-cell>
          <table:table-cell office:value-type="string">
            <text:p>26 allee jules milhau <text:s text:c="11"/>34965 MONTPELLIER</text:p>
          </table:table-cell>
          <table:table-cell/>
          <table:table-cell office:value-type="string">
            <text:p>3,88335468006384</text:p>
          </table:table-cell>
          <table:table-cell office:value-type="string">
            <text:p>43,6090204423773</text:p>
          </table:table-cell>
        </table:table-row>
        <table:table-row table:style-name="ro1">
          <table:table-cell office:value-type="float" office:value="189">
            <text:p>189</text:p>
          </table:table-cell>
          <table:table-cell office:value-type="string">
            <text:p>Boulodrome Bernard Gasset</text:p>
          </table:table-cell>
          <table:table-cell office:value-type="string">
            <text:p>122 avenue Maurice Planès <text:s text:c="32"/>34070 MONTPELLIER</text:p>
          </table:table-cell>
          <table:table-cell/>
          <table:table-cell office:value-type="string">
            <text:p>3,84329169898554</text:p>
          </table:table-cell>
          <table:table-cell office:value-type="string">
            <text:p>43,5967806501323</text:p>
          </table:table-cell>
        </table:table-row>
      </table:table>
      <table:table table:name="Métadonnées" table:style-name="ta1" table:print="false">
        <table:table-column table:style-name="co6"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87</text:p>
          </table:table-cell>
        </table:table-row>
        <table:table-row table:style-name="ro1">
          <table:table-cell/>
        </table:table-row>
        <table:table-row table:style-name="ro1">
          <table:table-cell office:value-type="string">
            <text:p>* TITRE : Défibrillateurs</text:p>
          </table:table-cell>
        </table:table-row>
        <table:table-row table:style-name="ro1">
          <table:table-cell/>
        </table:table-row>
        <table:table-row table:style-name="ro1">
          <table:table-cell office:value-type="string">
            <text:p>* IDENTIFIANT : VilleMTP_MTP_Défibrillateur_2012</text:p>
          </table:table-cell>
        </table:table-row>
        <table:table-row table:style-name="ro1">
          <table:table-cell/>
        </table:table-row>
        <table:table-row table:style-name="ro1">
          <table:table-cell office:value-type="string">
            <text:p>* DESCRIPTION : Cette donnée renseigne l’emplacement des défibrillateurs présents dans les bâtiments publics, non publics et municipaux de la Ville de Montpellier. Les défibrillateurs municipaux sont représentés en vert, ceux présents dans d'autres bâtiments institutionnels (agglomération, Hôpital) sont représentés en bleu et ceux dans des bâtiments privés (Hôtel, centre commercial) sont représentés en roug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2</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9-11</text:p>
          </table:table-cell>
        </table:table-row>
        <table:table-row table:style-name="ro1">
          <table:table-cell/>
        </table:table-row>
        <table:table-row table:style-name="ro1">
          <table:table-cell office:value-type="string">
            <text:p>* PRORIÉTAIRE : Ville de Montpellier</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Localisation</text:p>
          </table:table-cell>
        </table:table-row>
        <table:table-row table:style-name="ro1">
          <table:table-cell/>
        </table:table-row>
        <table:table-row table:style-name="ro1">
          <table:table-cell office:value-type="string">
            <text:p>* THÈME INSPIRE : Santé</text:p>
          </table:table-cell>
        </table:table-row>
        <table:table-row table:style-name="ro1">
          <table:table-cell/>
        </table:table-row>
        <table:table-row table:style-name="ro1">
          <table:table-cell office:value-type="string">
            <text:p>* LICENCE : LICENCE OUVERTE / OPEN LICENCE http://www.etalab.gouv.fr/pages/licence-ouverte-open-licence-5899923.html</text:p>
          </table:table-cell>
        </table:table-row>
        <table:table-row table:style-name="ro1">
          <table:table-cell/>
        </table:table-row>
        <table:table-row table:style-name="ro1">
          <table:table-cell office:value-type="string">
            <text:p>* MOTS CLÉS : défibrillateur ; santé ; urgence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1">11/09/2012</text:date>, <text:time>16:3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9-11T16:38:34.63</dc:date>
    <dc:creator>Jérémie Valentin</dc:creator>
    <meta:generator>OpenOffice.org/3.4.1$Win32 OpenOffice.org_project/341m1$Build-9593</meta:generator>
    <meta:editing-duration>PT12S</meta:editing-duration>
    <meta:editing-cycles>1</meta:editing-cycles>
    <meta:document-statistic meta:table-count="2" meta:cell-count="979" meta:object-count="0"/>
  </office:meta>
</office:document-meta>
</file>